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9ada0" officeooo:paragraph-rsid="0019ada0"/>
    </style:style>
    <style:style style:name="P2" style:family="paragraph" style:parent-style-name="Preformatted_20_Text">
      <style:text-properties fo:color="#c0c0c0" officeooo:rsid="0019ada0" officeooo:paragraph-rsid="0019ada0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5" style:family="paragraph" style:parent-style-name="Standard">
      <style:text-properties officeooo:rsid="0019ada0" officeooo:paragraph-rsid="0019ada0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 officeooo:rsid="001dea96" officeooo:paragraph-rsid="001dea96"/>
    </style:style>
    <style:style style:name="P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c0c0c0" officeooo:rsid="001dea96" officeooo:paragraph-rsid="001dea96"/>
    </style:style>
    <style:style style:name="P1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c0c0c0" officeooo:rsid="001dea96" officeooo:paragraph-rsid="001dea96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 officeooo:rsid="001dea96" officeooo:paragraph-rsid="001dea96"/>
    </style:style>
    <style:style style:name="P1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cm"/>
        </style:tab-stops>
      </style:paragraph-properties>
      <style:text-properties fo:color="#000000" officeooo:rsid="001f6146" officeooo:paragraph-rsid="001f6146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eac8a"/>
    </style:style>
    <style:style style:name="P14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color="#c0c0c0" officeooo:rsid="001dea96" officeooo:paragraph-rsid="001dea96"/>
    </style:style>
    <style:style style:name="P1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6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-1cm" style:auto-text-indent="false" style:page-number="auto" fo:background-color="transparent">
        <style:tab-stops>
          <style:tab-stop style:position="0cm"/>
        </style:tab-stops>
      </style:paragraph-properties>
      <style:text-properties fo:color="#c0c0c0" officeooo:rsid="001dea96" officeooo:paragraph-rsid="001dea96"/>
    </style:style>
    <style:style style:name="P1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start" style:justify-single-word="false" fo:text-indent="-1cm" style:auto-text-indent="false" fo:background-color="transparent">
        <style:tab-stops>
          <style:tab-stop style:position="0cm"/>
        </style:tab-stops>
      </style:paragraph-properties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c0c0c0" style:font-name="Liberation Mono" fo:font-size="10pt" style:font-name-asian="Noto Sans Mono CJK SC" style:font-size-asian="10pt" style:font-name-complex="Liberation Mono" style:font-size-complex="10pt"/>
    </style:style>
    <style:style style:name="T4" style:family="text">
      <style:text-properties fo:color="#008000"/>
    </style:style>
    <style:style style:name="T5" style:family="text">
      <style:text-properties fo:color="#808000"/>
    </style:style>
    <style:style style:name="T6" style:family="text">
      <style:text-properties fo:color="#800080"/>
    </style:style>
    <style:style style:name="T7" style:family="text">
      <style:text-properties fo:color="#00677c"/>
    </style:style>
    <style:style style:name="T8" style:family="text">
      <style:text-properties fo:color="#00677c" fo:font-weight="bold"/>
    </style:style>
    <style:style style:name="T9" style:family="text">
      <style:text-properties fo:color="#092e64"/>
    </style:style>
    <style:style style:name="T10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11" style:family="text">
      <style:text-properties fo:color="#ce5c00"/>
    </style:style>
    <style:style style:name="T12" style:family="text">
      <style:text-properties fo:color="#ce5c00" officeooo:rsid="001dea96"/>
    </style:style>
    <style:style style:name="T13" style:family="text">
      <style:text-properties fo:color="#c9211e"/>
    </style:style>
    <style:style style:name="T14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blem 1</text:p>
      <text:p text:style-name="P1"/>
      <text:p text:style-name="P1">#<text:span text:style-name="T1">include</text:span><text:span text:style-name="T2"> </text:span>&lt;<text:span text:style-name="T4">iostream</text:span>&gt;</text:p>
      <text:p text:style-name="P3"><text:span text:style-name="T5">using</text:span><text:span text:style-name="T2"> </text:span><text:span text:style-name="T5">namespace</text:span><text:span text:style-name="T2"> </text:span><text:span text:style-name="T6">std</text:span>;</text:p>
      <text:p text:style-name="P4"><text:span text:style-name="T5">int</text:span><text:span text:style-name="T2"> </text:span><text:span text:style-name="T8">main</text:span>()</text:p>
      <text:p text:style-name="P4">{</text:p>
      <text:p text:style-name="P4"><text:span text:style-name="T2"><text:s text:c="4"/></text:span><text:span text:style-name="T5">int</text:span><text:span text:style-name="T2"> </text:span><text:span text:style-name="T9">x</text:span><text:span text:style-name="T2"> </text:span>=<text:span text:style-name="T2"> </text:span><text:span text:style-name="T1">4</text:span>;</text:p>
      <text:p text:style-name="P4"><text:span text:style-name="T2"><text:s text:c="4"/></text:span><text:span text:style-name="T5">int</text:span><text:span text:style-name="T2"> </text:span><text:span text:style-name="T9">y1</text:span><text:span text:style-name="T2"> </text:span>=<text:span text:style-name="T2"> </text:span><text:span text:style-name="T1">2</text:span><text:span text:style-name="T2"> </text:span>*<text:span text:style-name="T2"> </text:span><text:span text:style-name="T9">x</text:span>;</text:p>
      <text:p text:style-name="P4"><text:span text:style-name="T2"><text:s text:c="4"/></text:span><text:span text:style-name="T5">int</text:span><text:span text:style-name="T2"> </text:span><text:span text:style-name="T9">y2</text:span><text:span text:style-name="T2"> </text:span>=<text:span text:style-name="T2"> </text:span><text:span text:style-name="T9">x</text:span><text:span text:style-name="T2"> </text:span>+<text:span text:style-name="T2"> </text:span><text:span text:style-name="T1">17</text:span>;</text:p>
      <text:p text:style-name="P3"><text:span text:style-name="T2"><text:s text:c="4"/></text:span><text:span text:style-name="T5">int</text:span><text:span text:style-name="T2"> </text:span><text:span text:style-name="T9">y3</text:span><text:span text:style-name="T2"> </text:span>=<text:span text:style-name="T2"> </text:span><text:span text:style-name="T9">x</text:span><text:span text:style-name="T2"> </text:span>&gt;=<text:span text:style-name="T2"> </text:span><text:span text:style-name="T1">0</text:span><text:span text:style-name="T2"> </text:span>?<text:span text:style-name="T2"> </text:span><text:span text:style-name="T1">13</text:span><text:span text:style-name="T2"> </text:span>:<text:span text:style-name="T2"> </text:span><text:span text:style-name="T1">7</text:span>;</text:p>
      <text:p text:style-name="P4"><text:span text:style-name="T2"><text:s text:c="4"/></text:span><text:span text:style-name="T5">return</text:span><text:span text:style-name="T2"> </text:span><text:span text:style-name="T1">0</text:span>;</text:p>
      <text:p text:style-name="P3">}</text:p>
      <text:p text:style-name="P2"><text:s text:c="8"/></text:p>
      <text:p text:style-name="P4"><text:span text:style-name="T2"><text:s text:c="8"/></text:span>7<text:span text:style-name="T2"> </text:span>[1]<text:span text:style-name="T2"> <text:s text:c="6"/></text:span>int<text:span text:style-name="T2"> </text:span>x<text:span text:style-name="T2"> </text:span>=<text:span text:style-name="T2"> </text:span>4;</text:p>
      <text:p text:style-name="P4">0x55e3f494f171<text:span text:style-name="T2"> <text:s/></text:span>&lt;+<text:span text:style-name="T2"> <text:s text:c="3"/></text:span>8&gt;<text:span text:style-name="T2"> <text:s text:c="7"/></text:span>c7<text:span text:style-name="T2"> </text:span>45<text:span text:style-name="T2"> </text:span>f0<text:span text:style-name="T2"> </text:span>04<text:span text:style-name="T2"> </text:span>00<text:span text:style-name="T2"> </text:span>00<text:span text:style-name="T2"> </text:span>00<text:span text:style-name="T2"> <text:s/></text:span>movl<text:span text:style-name="T2"> <text:s text:c="2"/></text:span>$0x4,-0x10(%rbp)</text:p>
      <text:p text:style-name="P4"><text:span text:style-name="T2"><text:s text:c="8"/></text:span>8<text:span text:style-name="T2"> </text:span>[1]<text:span text:style-name="T2"> <text:s text:c="6"/></text:span>int<text:span text:style-name="T2"> </text:span>y1<text:span text:style-name="T2"> </text:span>=<text:span text:style-name="T2"> </text:span>2<text:span text:style-name="T2"> </text:span>*<text:span text:style-name="T2"> </text:span>x;</text:p>
      <text:p text:style-name="P4"><text:span text:style-name="T10">0x55e3f494f178</text:span><text:span text:style-name="T2"> <text:s/></text:span>&lt;+<text:span text:style-name="T2"> <text:s text:c="2"/></text:span>15&gt;<text:span text:style-name="T2"> <text:s text:c="7"/></text:span>8b<text:span text:style-name="T2"> </text:span>45<text:span text:style-name="T2"> </text:span>f0<text:span text:style-name="T2"> <text:s text:c="13"/></text:span>mov<text:span text:style-name="T2"> <text:s text:c="3"/></text:span>-0x10(%rbp),%eax</text:p>
      <text:p text:style-name="P4">0x55e3f494f17b<text:span text:style-name="T2"> <text:s/></text:span>&lt;+<text:span text:style-name="T2"> <text:s text:c="2"/></text:span>18&gt;<text:span text:style-name="T2"> <text:s text:c="7"/></text:span>01<text:span text:style-name="T2"> </text:span>c0<text:span text:style-name="T2"> <text:s text:c="16"/></text:span>add<text:span text:style-name="T2"> <text:s text:c="3"/></text:span>%eax,%eax</text:p>
      <text:p text:style-name="P4">0x55e3f494f17d<text:span text:style-name="T2"> <text:s/></text:span>&lt;+<text:span text:style-name="T2"> <text:s text:c="2"/></text:span>20&gt;<text:span text:style-name="T2"> <text:s text:c="7"/></text:span>89<text:span text:style-name="T2"> </text:span>45<text:span text:style-name="T2"> </text:span>f4<text:span text:style-name="T2"> <text:s text:c="13"/></text:span>mov<text:span text:style-name="T2"> <text:s text:c="3"/></text:span>%eax,-0xc(%rbp)</text:p>
      <text:p text:style-name="P4"><text:span text:style-name="T2"><text:s text:c="8"/></text:span>9<text:span text:style-name="T2"> </text:span>[1]<text:span text:style-name="T2"> <text:s text:c="6"/></text:span>int<text:span text:style-name="T2"> </text:span>y2<text:span text:style-name="T2"> </text:span>=<text:span text:style-name="T2"> </text:span>x<text:span text:style-name="T2"> </text:span>+<text:span text:style-name="T2"> </text:span>17;</text:p>
      <text:p text:style-name="P4">0x55e3f494f180<text:span text:style-name="T2"> <text:s/></text:span>&lt;+<text:span text:style-name="T2"> <text:s text:c="2"/></text:span>23&gt;<text:span text:style-name="T2"> <text:s text:c="7"/></text:span>8b<text:span text:style-name="T2"> </text:span>45<text:span text:style-name="T2"> </text:span>f0<text:span text:style-name="T2"> <text:s text:c="13"/></text:span>mov<text:span text:style-name="T2"> <text:s text:c="3"/></text:span>-0x10(%rbp),%eax</text:p>
      <text:p text:style-name="P4">0x55e3f494f183<text:span text:style-name="T2"> <text:s/></text:span>&lt;+<text:span text:style-name="T2"> <text:s text:c="2"/></text:span>26&gt;<text:span text:style-name="T2"> <text:s text:c="7"/></text:span>83<text:span text:style-name="T2"> </text:span>c0<text:span text:style-name="T2"> </text:span>11<text:span text:style-name="T2"> <text:s text:c="13"/></text:span>add<text:span text:style-name="T2"> <text:s text:c="3"/></text:span>$0x11,%eax</text:p>
      <text:p text:style-name="P4">0x55e3f494f186<text:span text:style-name="T2"> <text:s/></text:span>&lt;+<text:span text:style-name="T2"> <text:s text:c="2"/></text:span>29&gt;<text:span text:style-name="T2"> <text:s text:c="7"/></text:span>89<text:span text:style-name="T2"> </text:span>45<text:span text:style-name="T2"> </text:span>f8<text:span text:style-name="T2"> <text:s text:c="13"/></text:span>mov<text:span text:style-name="T2"> <text:s text:c="3"/></text:span>%eax,-0x8(%rbp)</text:p>
      <text:p text:style-name="P4"><text:span text:style-name="T2"><text:s text:c="8"/></text:span>10<text:span text:style-name="T2"> </text:span>[1]<text:span text:style-name="T2"> <text:s text:c="5"/></text:span>int<text:span text:style-name="T2"> </text:span>y3<text:span text:style-name="T2"> </text:span>=<text:span text:style-name="T2"> </text:span>x<text:span text:style-name="T2"> </text:span>&gt;=<text:span text:style-name="T2"> </text:span>0<text:span text:style-name="T2"> </text:span>?<text:span text:style-name="T2"> </text:span>13<text:span text:style-name="T2"> </text:span>:<text:span text:style-name="T2"> </text:span>7;</text:p>
      <text:p text:style-name="P4">0x55e3f49<text:span text:style-name="T3">4f</text:span>189<text:span text:style-name="T2"> <text:s/></text:span>&lt;+<text:span text:style-name="T2"> <text:s text:c="2"/></text:span>32&gt;<text:span text:style-name="T2"> <text:s text:c="7"/></text:span>83<text:span text:style-name="T2"> </text:span>7d<text:span text:style-name="T2"> </text:span>f0<text:span text:style-name="T2"> </text:span>00<text:span text:style-name="T2"> <text:s text:c="10"/></text:span>cmpl<text:span text:style-name="T2"> <text:s text:c="2"/></text:span>$0x0,-0x10(%rbp)</text:p>
      <text:p text:style-name="P4">0x55e3f494f18d<text:span text:style-name="T2"> <text:s/></text:span>&lt;+<text:span text:style-name="T2"> <text:s text:c="2"/></text:span>36&gt;<text:span text:style-name="T2"> <text:s text:c="7"/></text:span>78<text:span text:style-name="T2"> </text:span>07<text:span text:style-name="T2"> <text:s text:c="16"/></text:span>js<text:span text:style-name="T2"> <text:s text:c="4"/></text:span>0x55e3f494f196<text:span text:style-name="T2"> </text:span>&lt;main()+45&gt;</text:p>
      <text:p text:style-name="P4">0x55e3f494f18f<text:span text:style-name="T2"> <text:s/></text:span>&lt;+<text:span text:style-name="T2"> <text:s text:c="2"/></text:span>38&gt;<text:span text:style-name="T2"> <text:s text:c="7"/></text:span>b8<text:span text:style-name="T2"> </text:span>0d<text:span text:style-name="T2"> </text:span>00<text:span text:style-name="T2"> </text:span>00<text:span text:style-name="T2"> </text:span>00<text:span text:style-name="T2"> <text:s text:c="7"/></text:span>mov<text:span text:style-name="T2"> <text:s text:c="3"/></text:span>$0xd,%eax</text:p>
      <text:p text:style-name="P4">0x55e3f494f194<text:span text:style-name="T2"> <text:s/></text:span>&lt;+<text:span text:style-name="T2"> <text:s text:c="2"/></text:span>43&gt;<text:span text:style-name="T2"> <text:s text:c="7"/></text:span>eb<text:span text:style-name="T2"> </text:span>05<text:span text:style-name="T2"> <text:s text:c="16"/></text:span>jmp<text:span text:style-name="T2"> <text:s text:c="3"/></text:span>0x55e3f494f19b<text:span text:style-name="T2"> </text:span>&lt;main()+50&gt;</text:p>
      <text:p text:style-name="P4">0x55e3f494f196<text:span text:style-name="T2"> <text:s/></text:span>&lt;+<text:span text:style-name="T2"> <text:s text:c="2"/></text:span>45&gt;<text:span text:style-name="T2"> <text:s text:c="7"/></text:span>b8<text:span text:style-name="T2"> </text:span>07<text:span text:style-name="T2"> </text:span>00<text:span text:style-name="T2"> </text:span>00<text:span text:style-name="T2"> </text:span>00<text:span text:style-name="T2"> <text:s text:c="7"/></text:span>mov<text:span text:style-name="T2"> <text:s text:c="3"/></text:span>$0x7,%eax</text:p>
      <text:p text:style-name="P4">0x55e3f494f19b<text:span text:style-name="T2"> <text:s/></text:span>&lt;+<text:span text:style-name="T2"> <text:s text:c="2"/></text:span>50&gt;<text:span text:style-name="T2"> <text:s text:c="7"/></text:span>89<text:span text:style-name="T2"> </text:span>45<text:span text:style-name="T2"> </text:span>fc<text:span text:style-name="T2"> <text:s text:c="13"/></text:span>mov<text:span text:style-name="T2"> <text:s text:c="3"/></text:span>%eax,-0x4(%rbp)</text:p>
      <text:p text:style-name="P7"><text:s text:c="7"/></text:p>
      <text:p text:style-name="P8"><text:s text:c="8"/></text:p>
      <text:p text:style-name="P11"/>
      <text:p text:style-name="P11">Problem2</text:p>
      <text:p text:style-name="P11">#<text:span text:style-name="T1">include</text:span><text:span text:style-name="T2"> </text:span>&lt;<text:span text:style-name="T4">iostream</text:span>&gt;</text:p>
      <text:p text:style-name="P3"><text:span text:style-name="T5">using</text:span><text:span text:style-name="T2"> </text:span><text:span text:style-name="T5">namespace</text:span><text:span text:style-name="T2"> </text:span><text:span text:style-name="T6">std</text:span>;</text:p>
      <text:p text:style-name="P4"><text:span text:style-name="T5">int</text:span><text:span text:style-name="T2"> </text:span><text:span text:style-name="T11">x</text:span>;</text:p>
      <text:p text:style-name="P4"><text:span text:style-name="T5">int</text:span><text:span text:style-name="T2"> </text:span><text:span text:style-name="T11">y1</text:span>;</text:p>
      <text:p text:style-name="P4"><text:span text:style-name="T5">int</text:span><text:span text:style-name="T2"> </text:span><text:span text:style-name="T11">y2</text:span>;</text:p>
      <text:p text:style-name="P3"><text:span text:style-name="T5">int</text:span><text:span text:style-name="T2"> </text:span><text:span text:style-name="T11">y3</text:span>;</text:p>
      <text:p text:style-name="P4"><text:span text:style-name="T5">int</text:span><text:span text:style-name="T2"> </text:span><text:span text:style-name="T8">main</text:span>()</text:p>
      <text:p text:style-name="P4">{</text:p>
      <text:p text:style-name="P4"><text:span text:style-name="T2"><text:s text:c="4"/></text:span><text:span text:style-name="T11">x</text:span><text:span text:style-name="T2"> </text:span>=<text:span text:style-name="T2"> </text:span><text:span text:style-name="T1">4</text:span>;</text:p>
      <text:p text:style-name="P4"><text:span text:style-name="T2"><text:s text:c="4"/></text:span><text:span text:style-name="T11">y1</text:span><text:span text:style-name="T2"> </text:span>=<text:span text:style-name="T2"> </text:span><text:span text:style-name="T1">2</text:span><text:span text:style-name="T2"> </text:span>*<text:span text:style-name="T2"> </text:span><text:span text:style-name="T11">x</text:span>;</text:p>
      <text:p text:style-name="P4"><text:span text:style-name="T2"><text:s text:c="4"/></text:span><text:span text:style-name="T11">y2</text:span><text:span text:style-name="T2"> </text:span>=<text:span text:style-name="T2"> </text:span><text:span text:style-name="T11">x</text:span><text:span text:style-name="T2"> </text:span>+<text:span text:style-name="T2"> </text:span><text:span text:style-name="T1">17</text:span>;</text:p>
      <text:p text:style-name="P4"><text:span text:style-name="T2"><text:s text:c="4"/></text:span><text:span text:style-name="T11">y3</text:span><text:span text:style-name="T2"> </text:span>=<text:span text:style-name="T2"> </text:span><text:span text:style-name="T11">x</text:span><text:span text:style-name="T2"> </text:span>&gt;=<text:span text:style-name="T2"> </text:span><text:span text:style-name="T1">0</text:span><text:span text:style-name="T2"> </text:span>?<text:span text:style-name="T2"> </text:span><text:span text:style-name="T1">13</text:span><text:span text:style-name="T2"> </text:span>:<text:span text:style-name="T2"> </text:span><text:span text:style-name="T1">7</text:span>;</text:p>
      <text:p text:style-name="P4"><text:span text:style-name="T2"><text:s text:c="4"/></text:span><text:span text:style-name="T5">return</text:span><text:span text:style-name="T2"> </text:span><text:span text:style-name="T1">0</text:span>;</text:p>
      <text:p text:style-name="P3">}</text:p>
      <text:p text:style-name="P11"/>
      <text:p text:style-name="P11">12 [1] <text:s text:c="5"/>x = 4;</text:p>
      <text:p text:style-name="P4">0x55ff4a651171<text:span text:style-name="T2"> <text:s/></text:span>&lt;+<text:span text:style-name="T2"> <text:s text:c="3"/></text:span>8&gt;<text:span text:style-name="T2"> <text:s text:c="7"/></text:span>48<text:span text:style-name="T2"> </text:span>8d<text:span text:style-name="T2"> </text:span>05<text:span text:style-name="T2"> </text:span>9c<text:span text:style-name="T2"> </text:span>2e<text:span text:style-name="T2"> </text:span>00<text:span text:style-name="T2"> </text:span>00<text:span text:style-name="T2"> <text:s/></text:span>lea<text:span text:style-name="T2"> <text:s text:c="3"/></text:span>0x2e9c(%rip),%rax<text:span text:style-name="T2"> <text:s text:c="7"/></text:span>#<text:span text:style-name="T2"> </text:span>0x55ff4a654014<text:span text:style-name="T2"> </text:span>&lt;x&gt;</text:p>
      <text:p text:style-name="P4">0x55ff4a651178<text:span text:style-name="T2"> <text:s/></text:span>&lt;+<text:span text:style-name="T2"> <text:s text:c="2"/></text:span>15&gt;<text:span text:style-name="T2"> <text:s text:c="7"/></text:span>c7<text:span text:style-name="T2"> </text:span>00<text:span text:style-name="T2"> </text:span>04<text:span text:style-name="T2"> </text:span>00<text:span text:style-name="T2"> </text:span>00<text:span text:style-name="T2"> </text:span>00<text:span text:style-name="T2"> <text:s text:c="4"/></text:span>movl<text:span text:style-name="T2"> <text:s text:c="2"/></text:span>$0x4,(%rax)</text:p>
      <text:p text:style-name="P4"><text:span text:style-name="T2"><text:s text:c="8"/></text:span>13<text:span text:style-name="T2"> </text:span>[1]<text:span text:style-name="T2"> <text:s text:c="5"/></text:span>y1<text:span text:style-name="T2"> </text:span>=<text:span text:style-name="T2"> </text:span>2<text:span text:style-name="T2"> </text:span>*<text:span text:style-name="T2"> </text:span>x;</text:p>
      <text:p text:style-name="P4"><text:soft-page-break/>0x55ff4a65117e<text:span text:style-name="T2"> <text:s/></text:span>&lt;+<text:span text:style-name="T2"> <text:s text:c="2"/></text:span>21&gt;<text:span text:style-name="T2"> <text:s text:c="7"/></text:span>48<text:span text:style-name="T2"> </text:span>8d<text:span text:style-name="T2"> </text:span>05<text:span text:style-name="T2"> </text:span>8f<text:span text:style-name="T2"> </text:span>2e<text:span text:style-name="T2"> </text:span>00<text:span text:style-name="T2"> </text:span>00<text:span text:style-name="T2"> <text:s/></text:span>lea<text:span text:style-name="T2"> <text:s text:c="3"/></text:span>0x2e8f(%rip),%rax<text:span text:style-name="T2"> <text:s text:c="7"/></text:span>#<text:span text:style-name="T2"> </text:span>0x55ff4a654014<text:span text:style-name="T2"> </text:span>&lt;x&gt;</text:p>
      <text:p text:style-name="P4">0x55ff4a651185<text:span text:style-name="T2"> <text:s/></text:span>&lt;+<text:span text:style-name="T2"> <text:s text:c="2"/></text:span>28&gt;<text:span text:style-name="T2"> <text:s text:c="7"/></text:span>8b<text:span text:style-name="T2"> </text:span>00<text:span text:style-name="T2"> <text:s text:c="16"/></text:span>mov<text:span text:style-name="T2"> <text:s text:c="3"/></text:span>(%rax),%eax</text:p>
      <text:p text:style-name="P4">0x55ff4a651187<text:span text:style-name="T2"> <text:s/></text:span>&lt;+<text:span text:style-name="T2"> <text:s text:c="2"/></text:span>30&gt;<text:span text:style-name="T2"> <text:s text:c="7"/></text:span>8d<text:span text:style-name="T2"> </text:span>14<text:span text:style-name="T2"> </text:span>00<text:span text:style-name="T2"> <text:s text:c="13"/></text:span>lea<text:span text:style-name="T2"> <text:s text:c="3"/></text:span>(%rax,%rax,1),%edx</text:p>
      <text:p text:style-name="P4">0x55ff4a65118a<text:span text:style-name="T2"> <text:s/></text:span>&lt;+<text:span text:style-name="T2"> <text:s text:c="2"/></text:span>33&gt;<text:span text:style-name="T2"> <text:s text:c="7"/></text:span>48<text:span text:style-name="T2"> </text:span>8d<text:span text:style-name="T2"> </text:span>05<text:span text:style-name="T2"> </text:span>87<text:span text:style-name="T2"> </text:span>2e<text:span text:style-name="T2"> </text:span>00<text:span text:style-name="T2"> </text:span>00<text:span text:style-name="T2"> <text:s/></text:span>lea<text:span text:style-name="T2"> <text:s text:c="3"/></text:span>0x2e87(%rip),%rax<text:span text:style-name="T2"> <text:s text:c="7"/></text:span>#<text:span text:style-name="T2"> </text:span>0x55ff4a654018<text:span text:style-name="T2"> </text:span>&lt;y1&gt;</text:p>
      <text:p text:style-name="P4">0x55ff4a651191<text:span text:style-name="T2"> <text:s/></text:span>&lt;+<text:span text:style-name="T2"> <text:s text:c="2"/></text:span>40&gt;<text:span text:style-name="T2"> <text:s text:c="7"/></text:span>89<text:span text:style-name="T2"> </text:span>10<text:span text:style-name="T2"> <text:s text:c="16"/></text:span>mov<text:span text:style-name="T2"> <text:s text:c="3"/></text:span>%edx,(%rax)</text:p>
      <text:p text:style-name="P4"><text:span text:style-name="T2"><text:s text:c="8"/></text:span>14<text:span text:style-name="T2"> </text:span>[1]<text:span text:style-name="T2"> <text:s text:c="5"/></text:span>y2<text:span text:style-name="T2"> </text:span>=<text:span text:style-name="T2"> </text:span>x<text:span text:style-name="T2"> </text:span>+<text:span text:style-name="T2"> </text:span>17;</text:p>
      <text:p text:style-name="P4">0x55ff4a651193<text:span text:style-name="T2"> <text:s/></text:span>&lt;+<text:span text:style-name="T2"> <text:s text:c="2"/></text:span>42&gt;<text:span text:style-name="T2"> <text:s text:c="7"/></text:span>48<text:span text:style-name="T2"> </text:span>8d<text:span text:style-name="T2"> </text:span>05<text:span text:style-name="T2"> </text:span>7a<text:span text:style-name="T2"> </text:span>2e<text:span text:style-name="T2"> </text:span>00<text:span text:style-name="T2"> </text:span>00<text:span text:style-name="T2"> <text:s/></text:span>lea<text:span text:style-name="T2"> <text:s text:c="3"/></text:span>0x2e7a(%rip),%rax<text:span text:style-name="T2"> <text:s text:c="7"/></text:span>#<text:span text:style-name="T2"> </text:span>0x55ff4a654014<text:span text:style-name="T2"> </text:span>&lt;x&gt;</text:p>
      <text:p text:style-name="P4">0x55ff4a65119a<text:span text:style-name="T2"> <text:s/></text:span>&lt;+<text:span text:style-name="T2"> <text:s text:c="2"/></text:span>49&gt;<text:span text:style-name="T2"> <text:s text:c="7"/></text:span>8b<text:span text:style-name="T2"> </text:span>00<text:span text:style-name="T2"> <text:s text:c="16"/></text:span>mov<text:span text:style-name="T2"> <text:s text:c="3"/></text:span>(%rax),%eax</text:p>
      <text:p text:style-name="P4">0x55ff4a65119c<text:span text:style-name="T2"> <text:s/></text:span>&lt;+<text:span text:style-name="T2"> <text:s text:c="2"/></text:span>51&gt;<text:span text:style-name="T2"> <text:s text:c="7"/></text:span>8d<text:span text:style-name="T2"> </text:span>50<text:span text:style-name="T2"> </text:span>11<text:span text:style-name="T2"> <text:s text:c="13"/></text:span>lea<text:span text:style-name="T2"> <text:s text:c="3"/></text:span>0x11(%rax),%edx</text:p>
      <text:p text:style-name="P4">0x55ff4a65119f<text:span text:style-name="T2"> <text:s/></text:span>&lt;+<text:span text:style-name="T2"> <text:s text:c="2"/></text:span>54&gt;<text:span text:style-name="T2"> <text:s text:c="7"/></text:span>48<text:span text:style-name="T2"> </text:span>8d<text:span text:style-name="T2"> </text:span>05<text:span text:style-name="T2"> </text:span>76<text:span text:style-name="T2"> </text:span>2e<text:span text:style-name="T2"> </text:span>00<text:span text:style-name="T2"> </text:span>00<text:span text:style-name="T2"> <text:s/></text:span>lea<text:span text:style-name="T2"> <text:s text:c="3"/></text:span>0x2e76(%rip),%rax<text:span text:style-name="T2"> <text:s text:c="7"/></text:span>#<text:span text:style-name="T2"> </text:span>0x55ff4a65401c<text:span text:style-name="T2"> </text:span>&lt;y2&gt;</text:p>
      <text:p text:style-name="P4">0x55ff4a6511a6<text:span text:style-name="T2"> <text:s/></text:span>&lt;+<text:span text:style-name="T2"> <text:s text:c="2"/></text:span>61&gt;<text:span text:style-name="T2"> <text:s text:c="7"/></text:span>89<text:span text:style-name="T2"> </text:span>10<text:span text:style-name="T2"> <text:s text:c="16"/></text:span>mov<text:span text:style-name="T2"> <text:s text:c="3"/></text:span>%edx,(%rax)</text:p>
      <text:p text:style-name="P4"><text:span text:style-name="T2"><text:s text:c="8"/></text:span>15<text:span text:style-name="T2"> </text:span>[1]<text:span text:style-name="T2"> <text:s text:c="5"/></text:span>y3<text:span text:style-name="T2"> </text:span>=<text:span text:style-name="T2"> </text:span>x<text:span text:style-name="T2"> </text:span>&gt;=<text:span text:style-name="T2"> </text:span>0<text:span text:style-name="T2"> </text:span>?<text:span text:style-name="T2"> </text:span>13<text:span text:style-name="T2"> </text:span>:<text:span text:style-name="T2"> </text:span>7;</text:p>
      <text:p text:style-name="P4">0x55ff4a6511a8<text:span text:style-name="T2"> <text:s/></text:span>&lt;+<text:span text:style-name="T2"> <text:s text:c="2"/></text:span>63&gt;<text:span text:style-name="T2"> <text:s text:c="7"/></text:span>48<text:span text:style-name="T2"> </text:span>8d<text:span text:style-name="T2"> </text:span>05<text:span text:style-name="T2"> </text:span>65<text:span text:style-name="T2"> </text:span>2e<text:span text:style-name="T2"> </text:span>00<text:span text:style-name="T2"> </text:span>00<text:span text:style-name="T2"> <text:s/></text:span>lea<text:span text:style-name="T2"> <text:s text:c="3"/></text:span>0x2e65(%rip),%rax<text:span text:style-name="T2"> <text:s text:c="7"/></text:span>#<text:span text:style-name="T2"> </text:span>0x55ff4a654014<text:span text:style-name="T2"> </text:span>&lt;x&gt;</text:p>
      <text:p text:style-name="P4">0x55ff4a6511af<text:span text:style-name="T2"> <text:s/></text:span>&lt;+<text:span text:style-name="T2"> <text:s text:c="2"/></text:span>70&gt;<text:span text:style-name="T2"> <text:s text:c="7"/></text:span>8b<text:span text:style-name="T2"> </text:span>00<text:span text:style-name="T2"> <text:s text:c="16"/></text:span>mov<text:span text:style-name="T2"> <text:s text:c="3"/></text:span>(%rax),%eax</text:p>
      <text:p text:style-name="P4">0x55ff4a6511b1<text:span text:style-name="T2"> <text:s/></text:span>&lt;+<text:span text:style-name="T2"> <text:s text:c="2"/></text:span>72&gt;<text:span text:style-name="T2"> <text:s text:c="7"/></text:span>85<text:span text:style-name="T2"> </text:span>c0<text:span text:style-name="T2"> <text:s text:c="16"/></text:span>test<text:span text:style-name="T2"> <text:s text:c="2"/></text:span>%eax,%eax</text:p>
      <text:p text:style-name="P4">0x55ff4a6511b3<text:span text:style-name="T2"> <text:s/></text:span>&lt;+<text:span text:style-name="T2"> <text:s text:c="2"/></text:span>74&gt;<text:span text:style-name="T2"> <text:s text:c="7"/></text:span>78<text:span text:style-name="T2"> </text:span>07<text:span text:style-name="T2"> <text:s text:c="16"/></text:span>js<text:span text:style-name="T2"> <text:s text:c="4"/></text:span>0x55ff4a6511bc<text:span text:style-name="T2"> </text:span>&lt;main()+83&gt;</text:p>
      <text:p text:style-name="P4">0x55ff4a6511b5<text:span text:style-name="T2"> <text:s/></text:span>&lt;+<text:span text:style-name="T2"> <text:s text:c="2"/></text:span>76&gt;<text:span text:style-name="T2"> <text:s text:c="7"/></text:span>ba<text:span text:style-name="T2"> </text:span>0d<text:span text:style-name="T2"> </text:span>00<text:span text:style-name="T2"> </text:span>00<text:span text:style-name="T2"> </text:span>00<text:span text:style-name="T2"> <text:s text:c="7"/></text:span>mov<text:span text:style-name="T2"> <text:s text:c="3"/></text:span>$0xd,%edx</text:p>
      <text:p text:style-name="P4">0x55ff4a6511ba<text:span text:style-name="T2"> <text:s/></text:span>&lt;+<text:span text:style-name="T2"> <text:s text:c="2"/></text:span>81&gt;<text:span text:style-name="T2"> <text:s text:c="7"/></text:span>eb<text:span text:style-name="T2"> </text:span>05<text:span text:style-name="T2"> <text:s text:c="16"/></text:span>jmp<text:span text:style-name="T2"> <text:s text:c="3"/></text:span>0x55ff4a6511c1<text:span text:style-name="T2"> </text:span>&lt;main()+88&gt;</text:p>
      <text:p text:style-name="P4">0x55ff4a6511bc<text:span text:style-name="T2"> <text:s/></text:span>&lt;+<text:span text:style-name="T2"> <text:s text:c="2"/></text:span>83&gt;<text:span text:style-name="T2"> <text:s text:c="7"/></text:span>ba<text:span text:style-name="T2"> </text:span>07<text:span text:style-name="T2"> </text:span>00<text:span text:style-name="T2"> </text:span>00<text:span text:style-name="T2"> </text:span>00<text:span text:style-name="T2"> <text:s text:c="7"/></text:span>mov<text:span text:style-name="T2"> <text:s text:c="3"/></text:span>$0x7,%edx</text:p>
      <text:p text:style-name="P4">0x55ff4a6511c1<text:span text:style-name="T2"> <text:s/></text:span>&lt;+<text:span text:style-name="T2"> <text:s text:c="2"/></text:span>88&gt;<text:span text:style-name="T2"> <text:s text:c="7"/></text:span>48<text:span text:style-name="T2"> </text:span>8d<text:span text:style-name="T2"> </text:span>05<text:span text:style-name="T2"> </text:span>58<text:span text:style-name="T2"> </text:span>2e<text:span text:style-name="T2"> </text:span>00<text:span text:style-name="T2"> </text:span>00<text:span text:style-name="T2"> <text:s/></text:span>lea<text:span text:style-name="T2"> <text:s text:c="3"/></text:span>0x2e58(%rip),%rax<text:span text:style-name="T2"> <text:s text:c="7"/></text:span>#<text:span text:style-name="T2"> </text:span>0x55ff4a654020<text:span text:style-name="T2"> </text:span>&lt;y3&gt;</text:p>
      <text:p text:style-name="P4">0x55ff4a6511c8<text:span text:style-name="T2"> <text:s/></text:span>&lt;+<text:span text:style-name="T2"> <text:s text:c="2"/></text:span>95&gt;<text:span text:style-name="T2"> <text:s text:c="7"/></text:span>89<text:span text:style-name="T2"> </text:span>10<text:span text:style-name="T2"> <text:s text:c="16"/></text:span>mov<text:span text:style-name="T2"> <text:s text:c="3"/></text:span>%edx,(%rax)</text:p>
      <text:p text:style-name="P8"><text:span text:style-name="T12"/></text:p>
      <text:p text:style-name="P8"><text:span text:style-name="T12"/></text:p>
      <text:p text:style-name="P8"><text:span text:style-name="T5">long</text:span> <text:span text:style-name="T5">double</text:span> <text:span text:style-name="T9">x</text:span> <text:span text:style-name="T11">=</text:span> <text:span text:style-name="T1">4</text:span><text:span text:style-name="T11">;</text:span></text:p>
      <text:p text:style-name="P4"><text:span text:style-name="T5">long</text:span><text:span text:style-name="T2"> </text:span><text:span text:style-name="T5">double</text:span><text:span text:style-name="T2"> </text:span><text:span text:style-name="T9">y1</text:span><text:span text:style-name="T2"> </text:span>=<text:span text:style-name="T2"> </text:span><text:span text:style-name="T1">2</text:span><text:span text:style-name="T2"> </text:span>*<text:span text:style-name="T2"> </text:span><text:span text:style-name="T9">x</text:span>;</text:p>
      <text:p text:style-name="P13"><text:span text:style-name="T5">long</text:span><text:span text:style-name="T2"> </text:span><text:span text:style-name="T5">double</text:span><text:span text:style-name="T2"> </text:span><text:span text:style-name="T9">y2</text:span><text:span text:style-name="T2"> </text:span>=<text:span text:style-name="T2"> </text:span><text:span text:style-name="T9">x</text:span><text:span text:style-name="T2"> </text:span>+<text:span text:style-name="T2"> </text:span><text:span text:style-name="T1">17</text:span>;</text:p>
      <text:p text:style-name="P13"><text:span text:style-name="T5">long</text:span><text:span text:style-name="T2"> </text:span><text:span text:style-name="T5">double</text:span><text:span text:style-name="T2"> </text:span>y3<text:span text:style-name="T2"> </text:span>=<text:span text:style-name="T2"> </text:span>x<text:span text:style-name="T2"> </text:span>&gt;=<text:span text:style-name="T2"> </text:span><text:span text:style-name="T1">0</text:span><text:span text:style-name="T2"> </text:span>?<text:span text:style-name="T2"> </text:span><text:span text:style-name="T1">13</text:span><text:span text:style-name="T2"> </text:span>:<text:span text:style-name="T2"> </text:span><text:span text:style-name="T1">7</text:span>;</text:p>
      <text:p text:style-name="P8"><text:span text:style-name="T12"/></text:p>
      <text:p text:style-name="P8"><text:span text:style-name="T12"/></text:p>
      <text:p text:style-name="P8"><text:s text:c="8"/><text:span text:style-name="T11">7</text:span> <text:span text:style-name="T11">[1]</text:span> <text:s text:c="6"/><text:span text:style-name="T11">long</text:span> <text:span text:style-name="T11">double</text:span> <text:span text:style-name="T11">x</text:span> <text:span text:style-name="T11">=</text:span> <text:span text:style-name="T11">4;</text:span></text:p>
      <text:p text:style-name="P4">0x556a1823e171<text:span text:style-name="T2"> <text:s/></text:span>&lt;+<text:span text:style-name="T2"> <text:s text:c="3"/></text:span>8&gt;<text:span text:style-name="T2"> <text:s text:c="7"/></text:span>db<text:span text:style-name="T2"> </text:span>2d<text:span text:style-name="T2"> </text:span>a9<text:span text:style-name="T2"> </text:span>0e<text:span text:style-name="T2"> </text:span>00<text:span text:style-name="T2"> </text:span>00<text:span text:style-name="T2"> <text:s/></text:span>fldt<text:span text:style-name="T2"> <text:s text:c="2"/></text:span>0xea9(%rip)<text:span text:style-name="T2"> <text:s text:c="7"/></text:span>#<text:span text:style-name="T2"> </text:span>0x556a1823f020</text:p>
      <text:p text:style-name="P4">0x556a1823e177<text:span text:style-name="T2"> <text:s/></text:span>&lt;+<text:span text:style-name="T2"> <text:s text:c="2"/></text:span>14&gt;<text:span text:style-name="T2"> <text:s text:c="7"/></text:span>db<text:span text:style-name="T2"> </text:span>7d<text:span text:style-name="T2"> </text:span>c0<text:span text:style-name="T2"> <text:s text:c="10"/></text:span>fstpt<text:span text:style-name="T2"> <text:s/></text:span>-0x40(%rbp)</text:p>
      <text:p text:style-name="P4"><text:span text:style-name="T2"><text:s text:c="8"/></text:span>8<text:span text:style-name="T2"> </text:span>[1]<text:span text:style-name="T2"> <text:s text:c="6"/></text:span>long<text:span text:style-name="T2"> </text:span>double<text:span text:style-name="T2"> </text:span>y1<text:span text:style-name="T2"> </text:span>=<text:span text:style-name="T2"> </text:span>2<text:span text:style-name="T2"> </text:span>*<text:span text:style-name="T2"> </text:span>x;</text:p>
      <text:p text:style-name="P4">0x556a1823e17a<text:span text:style-name="T2"> <text:s/></text:span>&lt;+<text:span text:style-name="T2"> <text:s text:c="2"/></text:span>17&gt;<text:span text:style-name="T2"> <text:s text:c="7"/></text:span>db<text:span text:style-name="T2"> </text:span>6d<text:span text:style-name="T2"> </text:span>c0<text:span text:style-name="T2"> <text:s text:c="10"/></text:span>fldt<text:span text:style-name="T2"> <text:s text:c="2"/></text:span>-0x40(%rbp)</text:p>
      <text:p text:style-name="P4">0x556a1823e17d<text:span text:style-name="T2"> <text:s/></text:span>&lt;+<text:span text:style-name="T2"> <text:s text:c="2"/></text:span>20&gt;<text:span text:style-name="T2"> <text:s text:c="7"/></text:span>d8<text:span text:style-name="T2"> </text:span>c0<text:span text:style-name="T2"> <text:s text:c="13"/></text:span>fadd<text:span text:style-name="T2"> <text:s text:c="2"/></text:span>%st(0),%st</text:p>
      <text:p text:style-name="P4">0x556a1823e17f<text:span text:style-name="T2"> <text:s/></text:span>&lt;+<text:span text:style-name="T2"> <text:s text:c="2"/></text:span>22&gt;<text:span text:style-name="T2"> <text:s text:c="7"/></text:span>db<text:span text:style-name="T2"> </text:span>7d<text:span text:style-name="T2"> </text:span>d0<text:span text:style-name="T2"> <text:s text:c="10"/></text:span>fstpt<text:span text:style-name="T2"> <text:s/></text:span>-0x30(%rbp)</text:p>
      <text:p text:style-name="P4"><text:span text:style-name="T2"><text:s text:c="8"/></text:span>9<text:span text:style-name="T2"> </text:span>[1]<text:span text:style-name="T2"> <text:s text:c="6"/></text:span>long<text:span text:style-name="T2"> </text:span>double<text:span text:style-name="T2"> </text:span>y2<text:span text:style-name="T2"> </text:span>=<text:span text:style-name="T2"> </text:span>x<text:span text:style-name="T2"> </text:span>+<text:span text:style-name="T2"> </text:span>17;</text:p>
      <text:p text:style-name="P4">0x556a1823e182<text:span text:style-name="T2"> <text:s/></text:span>&lt;+<text:span text:style-name="T2"> <text:s text:c="2"/></text:span>25&gt;<text:span text:style-name="T2"> <text:s text:c="7"/></text:span>db<text:span text:style-name="T2"> </text:span>6d<text:span text:style-name="T2"> </text:span>c0<text:span text:style-name="T2"> <text:s text:c="10"/></text:span>fldt<text:span text:style-name="T2"> <text:s text:c="2"/></text:span>-0x40(%rbp)</text:p>
      <text:p text:style-name="P4">0x556a1823e185<text:span text:style-name="T2"> <text:s/></text:span>&lt;+<text:span text:style-name="T2"> <text:s text:c="2"/></text:span>28&gt;<text:span text:style-name="T2"> <text:s text:c="7"/></text:span>db<text:span text:style-name="T2"> </text:span>2d<text:span text:style-name="T2"> </text:span>a5<text:span text:style-name="T2"> </text:span>0e<text:span text:style-name="T2"> </text:span>00<text:span text:style-name="T2"> </text:span>00<text:span text:style-name="T2"> <text:s/></text:span>fldt<text:span text:style-name="T2"> <text:s text:c="2"/></text:span>0xea5(%rip)<text:span text:style-name="T2"> <text:s text:c="7"/></text:span>#<text:span text:style-name="T2"> </text:span>0x556a1823f030</text:p>
      <text:p text:style-name="P4">0x556a1823e18b<text:span text:style-name="T2"> <text:s/></text:span>&lt;+<text:span text:style-name="T2"> <text:s text:c="2"/></text:span>34&gt;<text:span text:style-name="T2"> <text:s text:c="7"/></text:span>de<text:span text:style-name="T2"> </text:span>c1<text:span text:style-name="T2"> <text:s text:c="13"/></text:span>faddp<text:span text:style-name="T2"> <text:s/></text:span>%st,%st(1)</text:p>
      <text:p text:style-name="P4">0x556a1823e18d<text:span text:style-name="T2"> <text:s/></text:span>&lt;+<text:span text:style-name="T2"> <text:s text:c="2"/></text:span>36&gt;<text:span text:style-name="T2"> <text:s text:c="7"/></text:span>db<text:span text:style-name="T2"> </text:span>7d<text:span text:style-name="T2"> </text:span>e0<text:span text:style-name="T2"> <text:s text:c="10"/></text:span>fstpt<text:span text:style-name="T2"> <text:s/></text:span>-0x20(%rbp)</text:p>
      <text:p text:style-name="P4"><text:span text:style-name="T2"><text:s text:c="8"/></text:span>10<text:span text:style-name="T2"> </text:span>[1]<text:span text:style-name="T2"> <text:s text:c="5"/></text:span>long<text:span text:style-name="T2"> </text:span>double<text:span text:style-name="T2"> </text:span>y3<text:span text:style-name="T2"> </text:span>=<text:span text:style-name="T2"> </text:span>x<text:span text:style-name="T2"> </text:span>&gt;=<text:span text:style-name="T2"> </text:span>0<text:span text:style-name="T2"> </text:span>?<text:span text:style-name="T2"> </text:span>13<text:span text:style-name="T2"> </text:span>:<text:span text:style-name="T2"> </text:span>7;</text:p>
      <text:p text:style-name="P4">0x556a1823e190<text:span text:style-name="T2"> <text:s/></text:span>&lt;+<text:span text:style-name="T2"> <text:s text:c="2"/></text:span>39&gt;<text:span text:style-name="T2"> <text:s text:c="7"/></text:span>d9<text:span text:style-name="T2"> </text:span>ee<text:span text:style-name="T2"> <text:s text:c="13"/></text:span>fldz</text:p>
      <text:p text:style-name="P4">0x556a1823e192<text:span text:style-name="T2"> <text:s/></text:span>&lt;+<text:span text:style-name="T2"> <text:s text:c="2"/></text:span>41&gt;<text:span text:style-name="T2"> <text:s text:c="7"/></text:span>db<text:span text:style-name="T2"> </text:span>6d<text:span text:style-name="T2"> </text:span>c0<text:span text:style-name="T2"> <text:s text:c="10"/></text:span>fldt<text:span text:style-name="T2"> <text:s text:c="2"/></text:span>-0x40(%rbp)</text:p>
      <text:p text:style-name="P4">0x556a1823e195<text:span text:style-name="T2"> <text:s/></text:span>&lt;+<text:span text:style-name="T2"> <text:s text:c="2"/></text:span>44&gt;<text:span text:style-name="T2"> <text:s text:c="7"/></text:span>df<text:span text:style-name="T2"> </text:span>f1<text:span text:style-name="T2"> <text:s text:c="13"/></text:span>fcomip<text:span text:style-name="T2"> </text:span>%st(1),%st</text:p>
      <text:p text:style-name="P4">0x556a1823e197<text:span text:style-name="T2"> <text:s/></text:span>&lt;+<text:span text:style-name="T2"> <text:s text:c="2"/></text:span>46&gt;<text:span text:style-name="T2"> <text:s text:c="7"/></text:span>dd<text:span text:style-name="T2"> </text:span>d8<text:span text:style-name="T2"> <text:s text:c="13"/></text:span>fstp<text:span text:style-name="T2"> <text:s text:c="2"/></text:span>%st(0)</text:p>
      <text:p text:style-name="P4">0x556a1823e199<text:span text:style-name="T2"> <text:s/></text:span>&lt;+<text:span text:style-name="T2"> <text:s text:c="2"/></text:span>48&gt;<text:span text:style-name="T2"> <text:s text:c="7"/></text:span>72<text:span text:style-name="T2"> </text:span>08<text:span text:style-name="T2"> <text:s text:c="13"/></text:span>jb<text:span text:style-name="T2"> <text:s text:c="4"/></text:span>0x556a1823e1a3<text:span text:style-name="T2"> </text:span>&lt;main()+58&gt;</text:p>
      <text:p text:style-name="P4">0x556a1823e19b<text:span text:style-name="T2"> <text:s/></text:span>&lt;+<text:span text:style-name="T2"> <text:s text:c="2"/></text:span>50&gt;<text:span text:style-name="T2"> <text:s text:c="7"/></text:span>db<text:span text:style-name="T2"> </text:span>2d<text:span text:style-name="T2"> </text:span>9f<text:span text:style-name="T2"> </text:span>0e<text:span text:style-name="T2"> </text:span>00<text:span text:style-name="T2"> </text:span>00<text:span text:style-name="T2"> <text:s/></text:span>fldt<text:span text:style-name="T2"> <text:s text:c="2"/></text:span>0xe9f(%rip)<text:span text:style-name="T2"> <text:s text:c="7"/></text:span>#<text:span text:style-name="T2"> </text:span>0x556a1823f040</text:p>
      <text:p text:style-name="P4">0x556a1823e1a1<text:span text:style-name="T2"> <text:s/></text:span>&lt;+<text:span text:style-name="T2"> <text:s text:c="2"/></text:span>56&gt;<text:span text:style-name="T2"> <text:s text:c="7"/></text:span>eb<text:span text:style-name="T2"> </text:span>06<text:span text:style-name="T2"> <text:s text:c="13"/></text:span>jmp<text:span text:style-name="T2"> <text:s text:c="3"/></text:span>0x556a1823e1a9<text:span text:style-name="T2"> </text:span>&lt;main()+64&gt;</text:p>
      <text:p text:style-name="P4">0x556a1823e1a3<text:span text:style-name="T2"> <text:s/></text:span>&lt;+<text:span text:style-name="T2"> <text:s text:c="2"/></text:span>58&gt;<text:span text:style-name="T2"> <text:s text:c="7"/></text:span>db<text:span text:style-name="T2"> </text:span>2d<text:span text:style-name="T2"> </text:span>a7<text:span text:style-name="T2"> </text:span>0e<text:span text:style-name="T2"> </text:span>00<text:span text:style-name="T2"> </text:span>00<text:span text:style-name="T2"> <text:s/></text:span>fldt<text:span text:style-name="T2"> <text:s text:c="2"/></text:span>0xea7(%rip)<text:span text:style-name="T2"> <text:s text:c="7"/></text:span>#<text:span text:style-name="T2"> </text:span>0x556a1823f050</text:p>
      <text:p text:style-name="P4"><text:soft-page-break/>0x556a1823e1a9<text:span text:style-name="T2"> <text:s/></text:span>&lt;+<text:span text:style-name="T2"> <text:s text:c="2"/></text:span>64&gt;<text:span text:style-name="T2"> <text:s text:c="7"/></text:span>db<text:span text:style-name="T2"> </text:span>7d<text:span text:style-name="T2"> </text:span>f0<text:span text:style-name="T2"> <text:s text:c="10"/></text:span>fstpt<text:span text:style-name="T2"> <text:s/></text:span>-0x10(%rbp)</text:p>
      <text:p text:style-name="P8"><text:span text:style-name="T12"/></text:p>
      <text:p text:style-name="P16"><text:s text:c="4"/><text:span text:style-name="T5">char</text:span> <text:span text:style-name="T9">x</text:span> <text:span text:style-name="T11">=</text:span> <text:span text:style-name="T1">4</text:span><text:span text:style-name="T11">;</text:span></text:p>
      <text:p text:style-name="P17"><text:span text:style-name="T2"><text:s text:c="4"/></text:span><text:span text:style-name="T5">char</text:span><text:span text:style-name="T2"> </text:span><text:span text:style-name="T9">y1</text:span><text:span text:style-name="T2"> </text:span>=<text:span text:style-name="T2"> </text:span><text:span text:style-name="T1">2</text:span><text:span text:style-name="T2"> </text:span>*<text:span text:style-name="T2"> </text:span><text:span text:style-name="T9">x</text:span>;</text:p>
      <text:p text:style-name="P17"><text:span text:style-name="T2"><text:s text:c="4"/></text:span><text:span text:style-name="T5">char</text:span><text:span text:style-name="T2"> </text:span><text:span text:style-name="T9">y2</text:span><text:span text:style-name="T2"> </text:span>=<text:span text:style-name="T2"> </text:span><text:span text:style-name="T9">x</text:span><text:span text:style-name="T2"> </text:span>+<text:span text:style-name="T2"> </text:span><text:span text:style-name="T1">17</text:span>;</text:p>
      <text:p text:style-name="P17"><text:span text:style-name="T2"><text:s text:c="4"/></text:span><text:span text:style-name="T5">char</text:span><text:span text:style-name="T2"> </text:span><text:span text:style-name="T9">y3</text:span><text:span text:style-name="T2"> </text:span>=<text:span text:style-name="T2"> </text:span><text:span text:style-name="T9">x</text:span><text:span text:style-name="T2"> </text:span>&gt;=<text:span text:style-name="T2"> </text:span><text:span text:style-name="T1">0</text:span><text:span text:style-name="T2"> </text:span>?<text:span text:style-name="T2"> </text:span><text:span text:style-name="T1">13</text:span><text:span text:style-name="T2"> </text:span>:<text:span text:style-name="T2"> </text:span><text:span text:style-name="T1">7</text:span>;</text:p>
      <text:p text:style-name="P14"><text:s text:c="7"/><text:span text:style-name="T11">7</text:span> <text:span text:style-name="T11">[1]</text:span> <text:s text:c="7"/><text:span text:style-name="T11">char</text:span> <text:span text:style-name="T11">x</text:span> <text:span text:style-name="T11">=</text:span> <text:span text:style-name="T11">4;</text:span></text:p>
      <text:p text:style-name="P4">0x5606b3c29171<text:span text:style-name="T2"> <text:s/></text:span>&lt;+<text:span text:style-name="T2"> <text:s text:c="3"/></text:span>8&gt;<text:span text:style-name="T2"> <text:s text:c="7"/></text:span>c6<text:span text:style-name="T2"> </text:span>45<text:span text:style-name="T2"> </text:span>fc<text:span text:style-name="T2"> </text:span>04<text:span text:style-name="T2"> <text:s text:c="4"/></text:span>movb<text:span text:style-name="T2"> <text:s text:c="2"/></text:span>$0x4,-0x4(%rbp)</text:p>
      <text:p text:style-name="P4"><text:span text:style-name="T2"><text:s text:c="8"/></text:span>8<text:span text:style-name="T2"> </text:span>[1]<text:span text:style-name="T2"> <text:s text:c="6"/></text:span>char<text:span text:style-name="T2"> </text:span>y1<text:span text:style-name="T2"> </text:span>=<text:span text:style-name="T2"> </text:span>2<text:span text:style-name="T2"> </text:span>*<text:span text:style-name="T2"> </text:span>x;</text:p>
      <text:p text:style-name="P4">0x5606b3c29175<text:span text:style-name="T2"> <text:s/></text:span>&lt;+<text:span text:style-name="T2"> <text:s text:c="2"/></text:span>12&gt;<text:span text:style-name="T2"> <text:s text:c="7"/></text:span>0f<text:span text:style-name="T2"> </text:span>b6<text:span text:style-name="T2"> </text:span>45<text:span text:style-name="T2"> </text:span>fc<text:span text:style-name="T2"> <text:s text:c="4"/></text:span>movzbl<text:span text:style-name="T2"> </text:span>-0x4(%rbp),%eax</text:p>
      <text:p text:style-name="P4">0x5606b3c29179<text:span text:style-name="T2"> <text:s/></text:span>&lt;+<text:span text:style-name="T2"> <text:s text:c="2"/></text:span>16&gt;<text:span text:style-name="T2"> <text:s text:c="7"/></text:span>01<text:span text:style-name="T2"> </text:span>c0<text:span text:style-name="T2"> <text:s text:c="10"/></text:span>add<text:span text:style-name="T2"> <text:s text:c="3"/></text:span>%eax,%eax</text:p>
      <text:p text:style-name="P4">0x5606b3c2917b<text:span text:style-name="T2"> <text:s/></text:span>&lt;+<text:span text:style-name="T2"> <text:s text:c="2"/></text:span>18&gt;<text:span text:style-name="T2"> <text:s text:c="7"/></text:span>88<text:span text:style-name="T2"> </text:span>45<text:span text:style-name="T2"> </text:span>fd<text:span text:style-name="T2"> <text:s text:c="7"/></text:span>mov<text:span text:style-name="T2"> <text:s text:c="3"/></text:span>%al,-0x3(%rbp)</text:p>
      <text:p text:style-name="P4"><text:span text:style-name="T2"><text:s text:c="8"/></text:span>9<text:span text:style-name="T2"> </text:span>[1]<text:span text:style-name="T2"> <text:s text:c="6"/></text:span>char<text:span text:style-name="T2"> </text:span>y2<text:span text:style-name="T2"> </text:span>=<text:span text:style-name="T2"> </text:span>x<text:span text:style-name="T2"> </text:span>+<text:span text:style-name="T2"> </text:span>17;</text:p>
      <text:p text:style-name="P4">0x5606b3c2917e<text:span text:style-name="T2"> <text:s/></text:span>&lt;+<text:span text:style-name="T2"> <text:s text:c="2"/></text:span>21&gt;<text:span text:style-name="T2"> <text:s text:c="7"/></text:span>0f<text:span text:style-name="T2"> </text:span>b6<text:span text:style-name="T2"> </text:span>45<text:span text:style-name="T2"> </text:span>fc<text:span text:style-name="T2"> <text:s text:c="4"/></text:span>movzbl<text:span text:style-name="T2"> </text:span>-0x4(%rbp),%eax</text:p>
      <text:p text:style-name="P4">0x5606b3c29182<text:span text:style-name="T2"> <text:s/></text:span>&lt;+<text:span text:style-name="T2"> <text:s text:c="2"/></text:span>25&gt;<text:span text:style-name="T2"> <text:s text:c="7"/></text:span>83<text:span text:style-name="T2"> </text:span>c0<text:span text:style-name="T2"> </text:span>11<text:span text:style-name="T2"> <text:s text:c="7"/></text:span>add<text:span text:style-name="T2"> <text:s text:c="3"/></text:span>$0x11,%eax</text:p>
      <text:p text:style-name="P4">0x5606b3c29185<text:span text:style-name="T2"> <text:s/></text:span>&lt;+<text:span text:style-name="T2"> <text:s text:c="2"/></text:span>28&gt;<text:span text:style-name="T2"> <text:s text:c="7"/></text:span>88<text:span text:style-name="T2"> </text:span>45<text:span text:style-name="T2"> </text:span>fe<text:span text:style-name="T2"> <text:s text:c="7"/></text:span>mov<text:span text:style-name="T2"> <text:s text:c="3"/></text:span>%al,-0x2(%rbp)</text:p>
      <text:p text:style-name="P4"><text:span text:style-name="T2"><text:s text:c="8"/></text:span>10<text:span text:style-name="T2"> </text:span>[1]<text:span text:style-name="T2"> <text:s text:c="5"/></text:span>char<text:span text:style-name="T2"> </text:span>y3<text:span text:style-name="T2"> </text:span>=<text:span text:style-name="T2"> </text:span>x<text:span text:style-name="T2"> </text:span>&gt;=<text:span text:style-name="T2"> </text:span>0<text:span text:style-name="T2"> </text:span>?<text:span text:style-name="T2"> </text:span>13<text:span text:style-name="T2"> </text:span>:<text:span text:style-name="T2"> </text:span>7;</text:p>
      <text:p text:style-name="P4">0x5606b3c29188<text:span text:style-name="T2"> <text:s/></text:span>&lt;+<text:span text:style-name="T2"> <text:s text:c="2"/></text:span>31&gt;<text:span text:style-name="T2"> <text:s text:c="7"/></text:span>80<text:span text:style-name="T2"> </text:span>7d<text:span text:style-name="T2"> </text:span>fc<text:span text:style-name="T2"> </text:span>00<text:span text:style-name="T2"> <text:s text:c="4"/></text:span>cmpb<text:span text:style-name="T2"> <text:s text:c="2"/></text:span>$0x0,-0x4(%rbp)</text:p>
      <text:p text:style-name="P4">0x5606b3c2918c<text:span text:style-name="T2"> <text:s/></text:span>&lt;+<text:span text:style-name="T2"> <text:s text:c="2"/></text:span>35&gt;<text:span text:style-name="T2"> <text:s text:c="7"/></text:span>78<text:span text:style-name="T2"> </text:span>07<text:span text:style-name="T2"> <text:s text:c="10"/></text:span>js<text:span text:style-name="T2"> <text:s text:c="4"/></text:span>0x5606b3c29195<text:span text:style-name="T2"> </text:span>&lt;main()+44&gt;</text:p>
      <text:p text:style-name="P4">0x5606b3c2918e<text:span text:style-name="T2"> <text:s/></text:span>&lt;+<text:span text:style-name="T2"> <text:s text:c="2"/></text:span>37&gt;<text:span text:style-name="T2"> <text:s text:c="7"/></text:span>b8<text:span text:style-name="T2"> </text:span>0d<text:span text:style-name="T2"> </text:span>00<text:span text:style-name="T2"> </text:span>00<text:span text:style-name="T2"> </text:span>00<text:span text:style-name="T2"> <text:s/></text:span>mov<text:span text:style-name="T2"> <text:s text:c="3"/></text:span>$0xd,%eax</text:p>
      <text:p text:style-name="P4">0x5606b3c29193<text:span text:style-name="T2"> <text:s/></text:span>&lt;+<text:span text:style-name="T2"> <text:s text:c="2"/></text:span>42&gt;<text:span text:style-name="T2"> <text:s text:c="7"/></text:span>eb<text:span text:style-name="T2"> </text:span>05<text:span text:style-name="T2"> <text:s text:c="10"/></text:span>jmp<text:span text:style-name="T2"> <text:s text:c="3"/></text:span>0x5606b3c2919a<text:span text:style-name="T2"> </text:span>&lt;main()+49&gt;</text:p>
      <text:p text:style-name="P4">0x5606b3c29195<text:span text:style-name="T2"> <text:s/></text:span>&lt;+<text:span text:style-name="T2"> <text:s text:c="2"/></text:span>44&gt;<text:span text:style-name="T2"> <text:s text:c="7"/></text:span>b8<text:span text:style-name="T2"> </text:span>07<text:span text:style-name="T2"> </text:span>00<text:span text:style-name="T2"> </text:span>00<text:span text:style-name="T2"> </text:span>00<text:span text:style-name="T2"> <text:s/></text:span>mov<text:span text:style-name="T2"> <text:s text:c="3"/></text:span>$0x7,%eax</text:p>
      <text:p text:style-name="P4">0x5606b3c2919a<text:span text:style-name="T2"> <text:s/></text:span>&lt;+<text:span text:style-name="T2"> <text:s text:c="2"/></text:span>49&gt;<text:span text:style-name="T2"> <text:s text:c="7"/></text:span>88<text:span text:style-name="T2"> </text:span>45<text:span text:style-name="T2"> </text:span>ff<text:span text:style-name="T2"> <text:s text:c="7"/></text:span>mov<text:span text:style-name="T2"> <text:s text:c="3"/></text:span>%al,-0x1(%rbp)</text:p>
      <text:p text:style-name="P9"><text:span text:style-name="T12"/></text:p>
      <text:p text:style-name="P9"><text:span text:style-name="T12"/></text:p>
      <text:p text:style-name="P9"><text:s text:c="4"/><text:span text:style-name="T5">short</text:span> <text:span text:style-name="T9">x</text:span> <text:span text:style-name="T11">=</text:span> <text:span text:style-name="T1">4</text:span><text:span text:style-name="T11">;</text:span></text:p>
      <text:p text:style-name="P4"><text:span text:style-name="T2"><text:s text:c="4"/></text:span><text:span text:style-name="T5">short</text:span><text:span text:style-name="T2"> </text:span><text:span text:style-name="T9">y1</text:span><text:span text:style-name="T2"> </text:span>=<text:span text:style-name="T2"> </text:span><text:span text:style-name="T1">2</text:span><text:span text:style-name="T2"> </text:span>*<text:span text:style-name="T2"> </text:span><text:span text:style-name="T9">x</text:span>;</text:p>
      <text:p text:style-name="P4"><text:span text:style-name="T2"><text:s text:c="4"/></text:span><text:span text:style-name="T5">short</text:span><text:span text:style-name="T2"> </text:span><text:span text:style-name="T9">y2</text:span><text:span text:style-name="T2"> </text:span>=<text:span text:style-name="T2"> </text:span><text:span text:style-name="T9">x</text:span><text:span text:style-name="T2"> </text:span>+<text:span text:style-name="T2"> </text:span><text:span text:style-name="T1">17</text:span>;</text:p>
      <text:p text:style-name="P4"><text:span text:style-name="T2"><text:s text:c="4"/></text:span><text:span text:style-name="T5">short</text:span><text:span text:style-name="T2"> </text:span><text:span text:style-name="T9">y3</text:span><text:span text:style-name="T2"> </text:span>=<text:span text:style-name="T2"> </text:span><text:span text:style-name="T9">x</text:span><text:span text:style-name="T2"> </text:span>&gt;=<text:span text:style-name="T2"> </text:span><text:span text:style-name="T1">0</text:span><text:span text:style-name="T2"> </text:span>?<text:span text:style-name="T2"> </text:span><text:span text:style-name="T1">13</text:span><text:span text:style-name="T2"> </text:span>:<text:span text:style-name="T2"> </text:span><text:span text:style-name="T1">7</text:span>;</text:p>
      <text:p text:style-name="P9"><text:s text:c="8"/><text:span text:style-name="T11">7</text:span> <text:span text:style-name="T11">[1]</text:span> <text:s text:c="6"/><text:span text:style-name="T11">short</text:span> <text:span text:style-name="T11">x</text:span> <text:span text:style-name="T11">=</text:span> <text:span text:style-name="T11">4;</text:span></text:p>
      <text:p text:style-name="P4">0x564f5b847171<text:span text:style-name="T2"> <text:s/></text:span>&lt;+<text:span text:style-name="T2"> <text:s text:c="3"/></text:span>8&gt;<text:span text:style-name="T2"> <text:s text:c="7"/></text:span>66<text:span text:style-name="T2"> </text:span>c7<text:span text:style-name="T2"> </text:span>45<text:span text:style-name="T2"> </text:span>f8<text:span text:style-name="T2"> </text:span>04<text:span text:style-name="T2"> </text:span>00<text:span text:style-name="T2"> <text:s/></text:span>movw<text:span text:style-name="T2"> <text:s text:c="2"/></text:span>$0x4,-0x8(%rbp)</text:p>
      <text:p text:style-name="P4"><text:span text:style-name="T2"><text:s text:c="8"/></text:span>8<text:span text:style-name="T2"> </text:span>[1]<text:span text:style-name="T2"> <text:s text:c="6"/></text:span>short<text:span text:style-name="T2"> </text:span>y1<text:span text:style-name="T2"> </text:span>=<text:span text:style-name="T2"> </text:span>2<text:span text:style-name="T2"> </text:span>*<text:span text:style-name="T2"> </text:span>x;</text:p>
      <text:p text:style-name="P4">0x564f5b847177<text:span text:style-name="T2"> <text:s/></text:span>&lt;+<text:span text:style-name="T2"> <text:s text:c="2"/></text:span>14&gt;<text:span text:style-name="T2"> <text:s text:c="7"/></text:span>0f<text:span text:style-name="T2"> </text:span>b7<text:span text:style-name="T2"> </text:span>45<text:span text:style-name="T2"> </text:span>f8<text:span text:style-name="T2"> <text:s text:c="7"/></text:span>movzwl<text:span text:style-name="T2"> </text:span>-0x8(%rbp),%eax</text:p>
      <text:p text:style-name="P4">0x564f5b84717b<text:span text:style-name="T2"> <text:s/></text:span>&lt;+<text:span text:style-name="T2"> <text:s text:c="2"/></text:span>18&gt;<text:span text:style-name="T2"> <text:s text:c="7"/></text:span>01<text:span text:style-name="T2"> </text:span>c0<text:span text:style-name="T2"> <text:s text:c="13"/></text:span>add<text:span text:style-name="T2"> <text:s text:c="3"/></text:span>%eax,%eax</text:p>
      <text:p text:style-name="P4">0x564f5b84717d<text:span text:style-name="T2"> <text:s/></text:span>&lt;+<text:span text:style-name="T2"> <text:s text:c="2"/></text:span>20&gt;<text:span text:style-name="T2"> <text:s text:c="7"/></text:span>66<text:span text:style-name="T2"> </text:span>89<text:span text:style-name="T2"> </text:span>45<text:span text:style-name="T2"> </text:span>fa<text:span text:style-name="T2"> <text:s text:c="7"/></text:span>mov<text:span text:style-name="T2"> <text:s text:c="3"/></text:span>%ax,-0x6(%rbp)</text:p>
      <text:p text:style-name="P4"><text:span text:style-name="T2"><text:s text:c="8"/></text:span>9<text:span text:style-name="T2"> </text:span>[1]<text:span text:style-name="T2"> <text:s text:c="6"/></text:span>short<text:span text:style-name="T2"> </text:span>y2<text:span text:style-name="T2"> </text:span>=<text:span text:style-name="T2"> </text:span>x<text:span text:style-name="T2"> </text:span>+<text:span text:style-name="T2"> </text:span>17;</text:p>
      <text:p text:style-name="P4">0x564f5b847181<text:span text:style-name="T2"> <text:s/></text:span>&lt;+<text:span text:style-name="T2"> <text:s text:c="2"/></text:span>24&gt;<text:span text:style-name="T2"> <text:s text:c="7"/></text:span>0f<text:span text:style-name="T2"> </text:span>b7<text:span text:style-name="T2"> </text:span>45<text:span text:style-name="T2"> </text:span>f8<text:span text:style-name="T2"> <text:s text:c="7"/></text:span>movzwl<text:span text:style-name="T2"> </text:span>-0x8(%rbp),%eax</text:p>
      <text:p text:style-name="P4">0x564f5b847185<text:span text:style-name="T2"> <text:s/></text:span>&lt;+<text:span text:style-name="T2"> <text:s text:c="2"/></text:span>28&gt;<text:span text:style-name="T2"> <text:s text:c="7"/></text:span>83<text:span text:style-name="T2"> </text:span>c0<text:span text:style-name="T2"> </text:span>11<text:span text:style-name="T2"> <text:s text:c="10"/></text:span>add<text:span text:style-name="T2"> <text:s text:c="3"/></text:span>$0x11,%eax</text:p>
      <text:p text:style-name="P4">0x564f5b847188<text:span text:style-name="T2"> <text:s/></text:span>&lt;+<text:span text:style-name="T2"> <text:s text:c="2"/></text:span>31&gt;<text:span text:style-name="T2"> <text:s text:c="7"/></text:span>66<text:span text:style-name="T2"> </text:span>89<text:span text:style-name="T2"> </text:span>45<text:span text:style-name="T2"> </text:span>fc<text:span text:style-name="T2"> <text:s text:c="7"/></text:span>mov<text:span text:style-name="T2"> <text:s text:c="3"/></text:span>%ax,-0x4(%rbp)</text:p>
      <text:p text:style-name="P4"><text:span text:style-name="T2"><text:s text:c="8"/></text:span>10<text:span text:style-name="T2"> </text:span>[1]<text:span text:style-name="T2"> <text:s text:c="5"/></text:span>short<text:span text:style-name="T2"> </text:span>y3<text:span text:style-name="T2"> </text:span>=<text:span text:style-name="T2"> </text:span>x<text:span text:style-name="T2"> </text:span>&gt;=<text:span text:style-name="T2"> </text:span>0<text:span text:style-name="T2"> </text:span>?<text:span text:style-name="T2"> </text:span>13<text:span text:style-name="T2"> </text:span>:<text:span text:style-name="T2"> </text:span>7;</text:p>
      <text:p text:style-name="P4">0x564f5b84718c<text:span text:style-name="T2"> <text:s/></text:span>&lt;+<text:span text:style-name="T2"> <text:s text:c="2"/></text:span>35&gt;<text:span text:style-name="T2"> <text:s text:c="7"/></text:span>66<text:span text:style-name="T2"> </text:span>83<text:span text:style-name="T2"> </text:span>7d<text:span text:style-name="T2"> </text:span>f8<text:span text:style-name="T2"> </text:span>00<text:span text:style-name="T2"> <text:s text:c="4"/></text:span>cmpw<text:span text:style-name="T2"> <text:s text:c="2"/></text:span>$0x0,-0x8(%rbp)</text:p>
      <text:p text:style-name="P4">0x564f5b847191<text:span text:style-name="T2"> <text:s/></text:span>&lt;+<text:span text:style-name="T2"> <text:s text:c="2"/></text:span>40&gt;<text:span text:style-name="T2"> <text:s text:c="7"/></text:span>78<text:span text:style-name="T2"> </text:span>07<text:span text:style-name="T2"> <text:s text:c="13"/></text:span>js<text:span text:style-name="T2"> <text:s text:c="4"/></text:span>0x564f5b84719a<text:span text:style-name="T2"> </text:span>&lt;main()+49&gt;</text:p>
      <text:p text:style-name="P4">0x564f5b847193<text:span text:style-name="T2"> <text:s/></text:span>&lt;+<text:span text:style-name="T2"> <text:s text:c="2"/></text:span>42&gt;<text:span text:style-name="T2"> <text:s text:c="7"/></text:span>b8<text:span text:style-name="T2"> </text:span>0d<text:span text:style-name="T2"> </text:span>00<text:span text:style-name="T2"> </text:span>00<text:span text:style-name="T2"> </text:span>00<text:span text:style-name="T2"> <text:s text:c="4"/></text:span>mov<text:span text:style-name="T2"> <text:s text:c="3"/></text:span>$0xd,%eax</text:p>
      <text:p text:style-name="P4">0x564f5b847198<text:span text:style-name="T2"> <text:s/></text:span>&lt;+<text:span text:style-name="T2"> <text:s text:c="2"/></text:span>47&gt;<text:span text:style-name="T2"> <text:s text:c="7"/></text:span>eb<text:span text:style-name="T2"> </text:span>05<text:span text:style-name="T2"> <text:s text:c="13"/></text:span>jmp<text:span text:style-name="T2"> <text:s text:c="3"/></text:span>0x564f5b84719f<text:span text:style-name="T2"> </text:span>&lt;main()+54&gt;</text:p>
      <text:p text:style-name="P4">0x564f5b84719a<text:span text:style-name="T2"> <text:s/></text:span>&lt;+<text:span text:style-name="T2"> <text:s text:c="2"/></text:span>49&gt;<text:span text:style-name="T2"> <text:s text:c="7"/></text:span>b8<text:span text:style-name="T2"> </text:span>07<text:span text:style-name="T2"> </text:span>00<text:span text:style-name="T2"> </text:span>00<text:span text:style-name="T2"> </text:span>00<text:span text:style-name="T2"> <text:s text:c="4"/></text:span>mov<text:span text:style-name="T2"> <text:s text:c="3"/></text:span>$0x7,%eax</text:p>
      <text:p text:style-name="P4">0x564f5b84719f<text:span text:style-name="T2"> <text:s/></text:span>&lt;+<text:span text:style-name="T2"> <text:s text:c="2"/></text:span>54&gt;<text:span text:style-name="T2"> <text:s text:c="7"/></text:span>66<text:span text:style-name="T2"> </text:span>89<text:span text:style-name="T2"> </text:span>45<text:span text:style-name="T2"> </text:span>fe<text:span text:style-name="T2"> <text:s text:c="7"/></text:span>mov<text:span text:style-name="T2"> <text:s text:c="3"/></text:span>%ax,-0x2(%rbp)</text:p>
      <text:p text:style-name="P9"><text:s text:c="4"/><text:span text:style-name="T5">long</text:span> <text:span text:style-name="T9">x</text:span> <text:span text:style-name="T11">=</text:span> <text:span text:style-name="T1">4</text:span><text:span text:style-name="T11">;</text:span></text:p>
      <text:p text:style-name="P4"><text:span text:style-name="T2"><text:s text:c="4"/></text:span><text:span text:style-name="T5">long</text:span><text:span text:style-name="T2"> </text:span><text:span text:style-name="T9">y1</text:span><text:span text:style-name="T2"> </text:span>=<text:span text:style-name="T2"> </text:span><text:span text:style-name="T1">2</text:span><text:span text:style-name="T2"> </text:span>*<text:span text:style-name="T2"> </text:span><text:span text:style-name="T9">x</text:span>;</text:p>
      <text:p text:style-name="P4"><text:span text:style-name="T2"><text:s text:c="4"/></text:span><text:span text:style-name="T5">long</text:span><text:span text:style-name="T2"> </text:span><text:span text:style-name="T9">y2</text:span><text:span text:style-name="T2"> </text:span>=<text:span text:style-name="T2"> </text:span><text:span text:style-name="T9">x</text:span><text:span text:style-name="T2"> </text:span>+<text:span text:style-name="T2"> </text:span><text:span text:style-name="T1">17</text:span>;</text:p>
      <text:p text:style-name="P4"><text:span text:style-name="T2"><text:s text:c="4"/></text:span><text:span text:style-name="T5">long</text:span><text:span text:style-name="T2"> </text:span>y3<text:span text:style-name="T2"> </text:span>=<text:span text:style-name="T2"> </text:span>x<text:span text:style-name="T2"> </text:span>&gt;=<text:span text:style-name="T2"> </text:span><text:span text:style-name="T1">0</text:span><text:span text:style-name="T2"> </text:span>?<text:span text:style-name="T2"> </text:span><text:span text:style-name="T1">13</text:span><text:span text:style-name="T2"> </text:span>:<text:span text:style-name="T2"> </text:span><text:span text:style-name="T1">7</text:span>;</text:p>
      <text:p text:style-name="P9"><text:s text:c="6"/><text:span text:style-name="T11">7</text:span> <text:span text:style-name="T11">[1]</text:span> <text:s text:c="8"/><text:span text:style-name="T11">long</text:span> <text:span text:style-name="T11">x</text:span> <text:span text:style-name="T11">=</text:span> <text:span text:style-name="T11">4;</text:span></text:p>
      <text:p text:style-name="P4">0x560cc8ce0171<text:span text:style-name="T2"> <text:s/></text:span>&lt;+<text:span text:style-name="T2"> <text:s text:c="3"/></text:span>8&gt;<text:span text:style-name="T2"> <text:s text:c="7"/></text:span>48<text:span text:style-name="T2"> </text:span>c7<text:span text:style-name="T2"> </text:span>45<text:span text:style-name="T2"> </text:span>e0<text:span text:style-name="T2"> </text:span>04<text:span text:style-name="T2"> </text:span>00<text:span text:style-name="T2"> </text:span>00<text:span text:style-name="T2"> </text:span>00<text:span text:style-name="T2"> <text:s/></text:span>movq<text:span text:style-name="T2"> <text:s text:c="2"/></text:span>$0x4,-0x20(%rbp)</text:p>
      <text:p text:style-name="P4"><text:span text:style-name="T2"><text:s text:c="8"/></text:span>8<text:span text:style-name="T2"> </text:span>[1]<text:span text:style-name="T2"> <text:s text:c="6"/></text:span>long<text:span text:style-name="T2"> </text:span>y1<text:span text:style-name="T2"> </text:span>=<text:span text:style-name="T2"> </text:span>2<text:span text:style-name="T2"> </text:span>*<text:span text:style-name="T2"> </text:span>x;</text:p>
      <text:p text:style-name="P4">0x560cc8ce0179<text:span text:style-name="T2"> <text:s/></text:span>&lt;+<text:span text:style-name="T2"> <text:s text:c="2"/></text:span>16&gt;<text:span text:style-name="T2"> <text:s text:c="7"/></text:span>48<text:span text:style-name="T2"> </text:span>8b<text:span text:style-name="T2"> </text:span>45<text:span text:style-name="T2"> </text:span>e0<text:span text:style-name="T2"> <text:s text:c="13"/></text:span>mov<text:span text:style-name="T2"> <text:s text:c="3"/></text:span>-0x20(%rbp),%rax</text:p>
      <text:p text:style-name="P4">0x560cc8ce017d<text:span text:style-name="T2"> <text:s/></text:span>&lt;+<text:span text:style-name="T2"> <text:s text:c="2"/></text:span>20&gt;<text:span text:style-name="T2"> <text:s text:c="7"/></text:span>48<text:span text:style-name="T2"> </text:span>01<text:span text:style-name="T2"> </text:span>c0<text:span text:style-name="T2"> <text:s text:c="16"/></text:span>add<text:span text:style-name="T2"> <text:s text:c="3"/></text:span>%rax,%rax</text:p>
      <text:p text:style-name="P4">0x560cc8ce0180<text:span text:style-name="T2"> <text:s/></text:span>&lt;+<text:span text:style-name="T2"> <text:s text:c="2"/></text:span>23&gt;<text:span text:style-name="T2"> <text:s text:c="7"/></text:span>48<text:span text:style-name="T2"> </text:span>89<text:span text:style-name="T2"> </text:span>45<text:span text:style-name="T2"> </text:span>e8<text:span text:style-name="T2"> <text:s text:c="13"/></text:span>mov<text:span text:style-name="T2"> <text:s text:c="3"/></text:span>%rax,-0x18(%rbp)</text:p>
      <text:p text:style-name="P4"><text:span text:style-name="T2"><text:s text:c="8"/></text:span>9<text:span text:style-name="T2"> </text:span>[1]<text:span text:style-name="T2"> <text:s text:c="6"/></text:span>long<text:span text:style-name="T2"> </text:span>y2<text:span text:style-name="T2"> </text:span>=<text:span text:style-name="T2"> </text:span>x<text:span text:style-name="T2"> </text:span>+<text:span text:style-name="T2"> </text:span>17;</text:p>
      <text:p text:style-name="P4">0x560cc8ce0184<text:span text:style-name="T2"> <text:s/></text:span>&lt;+<text:span text:style-name="T2"> <text:s text:c="2"/></text:span>27&gt;<text:span text:style-name="T2"> <text:s text:c="7"/></text:span>48<text:span text:style-name="T2"> </text:span>8b<text:span text:style-name="T2"> </text:span>45<text:span text:style-name="T2"> </text:span>e0<text:span text:style-name="T2"> <text:s text:c="13"/></text:span>mov<text:span text:style-name="T2"> <text:s text:c="3"/></text:span>-0x20(%rbp),%rax</text:p>
      <text:p text:style-name="P4">0x560cc8ce0188<text:span text:style-name="T2"> <text:s/></text:span>&lt;+<text:span text:style-name="T2"> <text:s text:c="2"/></text:span>31&gt;<text:span text:style-name="T2"> <text:s text:c="7"/></text:span>48<text:span text:style-name="T2"> </text:span>83<text:span text:style-name="T2"> </text:span>c0<text:span text:style-name="T2"> </text:span>11<text:span text:style-name="T2"> <text:s text:c="13"/></text:span>add<text:span text:style-name="T2"> <text:s text:c="3"/></text:span>$0x11,%rax</text:p>
      <text:p text:style-name="P4">0x560cc8ce018c<text:span text:style-name="T2"> <text:s/></text:span>&lt;+<text:span text:style-name="T2"> <text:s text:c="2"/></text:span>35&gt;<text:span text:style-name="T2"> <text:s text:c="7"/></text:span>48<text:span text:style-name="T2"> </text:span>89<text:span text:style-name="T2"> </text:span>45<text:span text:style-name="T2"> </text:span>f0<text:span text:style-name="T2"> <text:s text:c="13"/></text:span>mov<text:span text:style-name="T2"> <text:s text:c="3"/></text:span>%rax,-0x10(%rbp)</text:p>
      <text:p text:style-name="P4"><text:soft-page-break/><text:span text:style-name="T2"><text:s text:c="8"/></text:span>10<text:span text:style-name="T2"> </text:span>[1]<text:span text:style-name="T2"> <text:s text:c="5"/></text:span>long<text:span text:style-name="T2"> </text:span>y3<text:span text:style-name="T2"> </text:span>=<text:span text:style-name="T2"> </text:span>x<text:span text:style-name="T2"> </text:span>&gt;=<text:span text:style-name="T2"> </text:span>0<text:span text:style-name="T2"> </text:span>?<text:span text:style-name="T2"> </text:span>13<text:span text:style-name="T2"> </text:span>:<text:span text:style-name="T2"> </text:span>7;</text:p>
      <text:p text:style-name="P4">0x560cc8ce0190<text:span text:style-name="T2"> <text:s/></text:span>&lt;+<text:span text:style-name="T2"> <text:s text:c="2"/></text:span>39&gt;<text:span text:style-name="T2"> <text:s text:c="7"/></text:span>48<text:span text:style-name="T2"> </text:span>83<text:span text:style-name="T2"> </text:span>7d<text:span text:style-name="T2"> </text:span>e0<text:span text:style-name="T2"> </text:span>00<text:span text:style-name="T2"> <text:s text:c="10"/></text:span>cmpq<text:span text:style-name="T2"> <text:s text:c="2"/></text:span>$0x0,-0x20(%rbp)</text:p>
      <text:p text:style-name="P4">0x560cc8ce0195<text:span text:style-name="T2"> <text:s/></text:span>&lt;+<text:span text:style-name="T2"> <text:s text:c="2"/></text:span>44&gt;<text:span text:style-name="T2"> <text:s text:c="7"/></text:span>78<text:span text:style-name="T2"> </text:span>07<text:span text:style-name="T2"> <text:s text:c="19"/></text:span>js<text:span text:style-name="T2"> <text:s text:c="4"/></text:span>0x560cc8ce019e<text:span text:style-name="T2"> </text:span>&lt;main()+53&gt;</text:p>
      <text:p text:style-name="P4">0x560cc8ce0197<text:span text:style-name="T2"> <text:s/></text:span>&lt;+<text:span text:style-name="T2"> <text:s text:c="2"/></text:span>46&gt;<text:span text:style-name="T2"> <text:s text:c="7"/></text:span>b8<text:span text:style-name="T2"> </text:span>0d<text:span text:style-name="T2"> </text:span>00<text:span text:style-name="T2"> </text:span>00<text:span text:style-name="T2"> </text:span>00<text:span text:style-name="T2"> <text:s text:c="10"/></text:span>mov<text:span text:style-name="T2"> <text:s text:c="3"/></text:span>$0xd,%eax</text:p>
      <text:p text:style-name="P4">0x560cc8ce019c<text:span text:style-name="T2"> <text:s/></text:span>&lt;+<text:span text:style-name="T2"> <text:s text:c="2"/></text:span>51&gt;<text:span text:style-name="T2"> <text:s text:c="7"/></text:span>eb<text:span text:style-name="T2"> </text:span>05<text:span text:style-name="T2"> <text:s text:c="19"/></text:span>jmp<text:span text:style-name="T2"> <text:s text:c="3"/></text:span>0x560cc8ce01a3<text:span text:style-name="T2"> </text:span>&lt;main()+58&gt;</text:p>
      <text:p text:style-name="P4">0x560cc8ce019e<text:span text:style-name="T2"> <text:s/></text:span>&lt;+<text:span text:style-name="T2"> <text:s text:c="2"/></text:span>53&gt;<text:span text:style-name="T2"> <text:s text:c="7"/></text:span>b8<text:span text:style-name="T2"> </text:span>07<text:span text:style-name="T2"> </text:span>00<text:span text:style-name="T2"> </text:span>00<text:span text:style-name="T2"> </text:span>00<text:span text:style-name="T2"> <text:s text:c="10"/></text:span>mov<text:span text:style-name="T2"> <text:s text:c="3"/></text:span>$0x7,%eax</text:p>
      <text:p text:style-name="P4">0x560cc8ce01a3<text:span text:style-name="T2"> <text:s/></text:span>&lt;+<text:span text:style-name="T2"> <text:s text:c="2"/></text:span>58&gt;<text:span text:style-name="T2"> <text:s text:c="7"/></text:span>48<text:span text:style-name="T2"> </text:span>89<text:span text:style-name="T2"> </text:span>45<text:span text:style-name="T2"> </text:span>f8<text:span text:style-name="T2"> <text:s text:c="13"/></text:span>mov<text:span text:style-name="T2"> <text:s text:c="3"/></text:span>%rax,-0x8(%rbp)</text:p>
      <text:p text:style-name="P9"><text:s text:c="4"/><text:span text:style-name="T5">long</text:span> <text:span text:style-name="T5">long</text:span> <text:span text:style-name="T9">x</text:span> <text:span text:style-name="T11">=</text:span> <text:span text:style-name="T1">4</text:span><text:span text:style-name="T11">;</text:span></text:p>
      <text:p text:style-name="P4"><text:span text:style-name="T2"><text:s text:c="4"/></text:span><text:span text:style-name="T5">long</text:span><text:span text:style-name="T2"> </text:span><text:span text:style-name="T5">long</text:span><text:span text:style-name="T2"> </text:span><text:span text:style-name="T9">y1</text:span><text:span text:style-name="T2"> </text:span>=<text:span text:style-name="T2"> </text:span><text:span text:style-name="T1">2</text:span><text:span text:style-name="T2"> </text:span>*<text:span text:style-name="T2"> </text:span><text:span text:style-name="T9">x</text:span>;</text:p>
      <text:p text:style-name="P4"><text:span text:style-name="T2"><text:s text:c="4"/></text:span><text:span text:style-name="T5">long</text:span><text:span text:style-name="T2"> </text:span><text:span text:style-name="T5">long</text:span><text:span text:style-name="T2"> </text:span><text:span text:style-name="T9">y2</text:span><text:span text:style-name="T2"> </text:span>=<text:span text:style-name="T2"> </text:span><text:span text:style-name="T9">x</text:span><text:span text:style-name="T2"> </text:span>+<text:span text:style-name="T2"> </text:span><text:span text:style-name="T1">17</text:span>;</text:p>
      <text:p text:style-name="P4"><text:span text:style-name="T2"><text:s text:c="4"/></text:span><text:span text:style-name="T5">long</text:span><text:span text:style-name="T2"> </text:span><text:span text:style-name="T5">long</text:span><text:span text:style-name="T2"> </text:span><text:span text:style-name="T9">y3</text:span><text:span text:style-name="T2"> </text:span>=<text:span text:style-name="T2"> </text:span><text:span text:style-name="T9">x</text:span><text:span text:style-name="T2"> </text:span>&gt;=<text:span text:style-name="T2"> </text:span><text:span text:style-name="T1">0</text:span><text:span text:style-name="T2"> </text:span>?<text:span text:style-name="T2"> </text:span><text:span text:style-name="T1">13</text:span><text:span text:style-name="T2"> </text:span>:<text:span text:style-name="T2"> </text:span><text:span text:style-name="T1">7</text:span>;</text:p>
      <text:p text:style-name="P9"><text:s text:c="7"/><text:span text:style-name="T11">7</text:span> <text:span text:style-name="T11">[1]</text:span> <text:s text:c="7"/><text:span text:style-name="T11">long</text:span> <text:span text:style-name="T11">long</text:span> <text:span text:style-name="T11">x</text:span> <text:span text:style-name="T11">=</text:span> <text:span text:style-name="T11">4;</text:span></text:p>
      <text:p text:style-name="P4">0x556795a27171<text:span text:style-name="T2"> <text:s/></text:span>&lt;+<text:span text:style-name="T2"> <text:s text:c="3"/></text:span>8&gt;<text:span text:style-name="T2"> <text:s text:c="7"/></text:span>48<text:span text:style-name="T2"> </text:span>c7<text:span text:style-name="T2"> </text:span>45<text:span text:style-name="T2"> </text:span>e0<text:span text:style-name="T2"> </text:span>04<text:span text:style-name="T2"> </text:span>00<text:span text:style-name="T2"> </text:span>00<text:span text:style-name="T2"> </text:span>00<text:span text:style-name="T2"> <text:s/></text:span>movq<text:span text:style-name="T2"> <text:s text:c="2"/></text:span>$0x4,-0x20(%rbp)</text:p>
      <text:p text:style-name="P4"><text:span text:style-name="T2"><text:s text:c="8"/></text:span>8<text:span text:style-name="T2"> </text:span>[1]<text:span text:style-name="T2"> <text:s text:c="6"/></text:span>long<text:span text:style-name="T2"> </text:span>long<text:span text:style-name="T2"> </text:span>y1<text:span text:style-name="T2"> </text:span>=<text:span text:style-name="T2"> </text:span>2<text:span text:style-name="T2"> </text:span>*<text:span text:style-name="T2"> </text:span>x;</text:p>
      <text:p text:style-name="P4">0x556795a27179<text:span text:style-name="T2"> <text:s/></text:span>&lt;+<text:span text:style-name="T2"> <text:s text:c="2"/></text:span>16&gt;<text:span text:style-name="T2"> <text:s text:c="7"/></text:span>48<text:span text:style-name="T2"> </text:span>8b<text:span text:style-name="T2"> </text:span>45<text:span text:style-name="T2"> </text:span>e0<text:span text:style-name="T2"> <text:s text:c="13"/></text:span>mov<text:span text:style-name="T2"> <text:s text:c="3"/></text:span>-0x20(%rbp),%rax</text:p>
      <text:p text:style-name="P4">0x556795a2717d<text:span text:style-name="T2"> <text:s/></text:span>&lt;+<text:span text:style-name="T2"> <text:s text:c="2"/></text:span>20&gt;<text:span text:style-name="T2"> <text:s text:c="7"/></text:span>48<text:span text:style-name="T2"> </text:span>01<text:span text:style-name="T2"> </text:span>c0<text:span text:style-name="T2"> <text:s text:c="16"/></text:span>add<text:span text:style-name="T2"> <text:s text:c="3"/></text:span>%rax,%rax</text:p>
      <text:p text:style-name="P4">0x556795a27180<text:span text:style-name="T2"> <text:s/></text:span>&lt;+<text:span text:style-name="T2"> <text:s text:c="2"/></text:span>23&gt;<text:span text:style-name="T2"> <text:s text:c="7"/></text:span>48<text:span text:style-name="T2"> </text:span>89<text:span text:style-name="T2"> </text:span>45<text:span text:style-name="T2"> </text:span>e8<text:span text:style-name="T2"> <text:s text:c="13"/></text:span>mov<text:span text:style-name="T2"> <text:s text:c="3"/></text:span>%rax,-0x18(%rbp)</text:p>
      <text:p text:style-name="P4"><text:span text:style-name="T2"><text:s text:c="8"/></text:span>9<text:span text:style-name="T2"> </text:span>[1]<text:span text:style-name="T2"> <text:s text:c="6"/></text:span>long<text:span text:style-name="T2"> </text:span>long<text:span text:style-name="T2"> </text:span>y2<text:span text:style-name="T2"> </text:span>=<text:span text:style-name="T2"> </text:span>x<text:span text:style-name="T2"> </text:span>+<text:span text:style-name="T2"> </text:span>17;</text:p>
      <text:p text:style-name="P4">0x556795a27184<text:span text:style-name="T2"> <text:s/></text:span>&lt;+<text:span text:style-name="T2"> <text:s text:c="2"/></text:span>27&gt;<text:span text:style-name="T2"> <text:s text:c="7"/></text:span>48<text:span text:style-name="T2"> </text:span>8b<text:span text:style-name="T2"> </text:span>45<text:span text:style-name="T2"> </text:span>e0<text:span text:style-name="T2"> <text:s text:c="13"/></text:span>mov<text:span text:style-name="T2"> <text:s text:c="3"/></text:span>-0x20(%rbp),%rax</text:p>
      <text:p text:style-name="P4">0x556795a27188<text:span text:style-name="T2"> <text:s/></text:span>&lt;+<text:span text:style-name="T2"> <text:s text:c="2"/></text:span>31&gt;<text:span text:style-name="T2"> <text:s text:c="7"/></text:span>48<text:span text:style-name="T2"> </text:span>83<text:span text:style-name="T2"> </text:span>c0<text:span text:style-name="T2"> </text:span>11<text:span text:style-name="T2"> <text:s text:c="13"/></text:span>add<text:span text:style-name="T2"> <text:s text:c="3"/></text:span>$0x11,%rax</text:p>
      <text:p text:style-name="P4">0x556795a2718c<text:span text:style-name="T2"> <text:s/></text:span>&lt;+<text:span text:style-name="T2"> <text:s text:c="2"/></text:span>35&gt;<text:span text:style-name="T2"> <text:s text:c="7"/></text:span>48<text:span text:style-name="T2"> </text:span>89<text:span text:style-name="T2"> </text:span>45<text:span text:style-name="T2"> </text:span>f0<text:span text:style-name="T2"> <text:s text:c="13"/></text:span>mov<text:span text:style-name="T2"> <text:s text:c="3"/></text:span>%rax,-0x10(%rbp)</text:p>
      <text:p text:style-name="P4"><text:span text:style-name="T2"><text:s text:c="8"/></text:span>10<text:span text:style-name="T2"> </text:span>[1]<text:span text:style-name="T2"> <text:s text:c="5"/></text:span>long<text:span text:style-name="T2"> </text:span>long<text:span text:style-name="T2"> </text:span>y3<text:span text:style-name="T2"> </text:span>=<text:span text:style-name="T2"> </text:span>x<text:span text:style-name="T2"> </text:span>&gt;=<text:span text:style-name="T2"> </text:span>0<text:span text:style-name="T2"> </text:span>?<text:span text:style-name="T2"> </text:span>13<text:span text:style-name="T2"> </text:span>:<text:span text:style-name="T2"> </text:span>7;</text:p>
      <text:p text:style-name="P4">0x556795a27190<text:span text:style-name="T2"> <text:s/></text:span>&lt;+<text:span text:style-name="T2"> <text:s text:c="2"/></text:span>39&gt;<text:span text:style-name="T2"> <text:s text:c="7"/></text:span>48<text:span text:style-name="T2"> </text:span>83<text:span text:style-name="T2"> </text:span>7d<text:span text:style-name="T2"> </text:span>e0<text:span text:style-name="T2"> </text:span>00<text:span text:style-name="T2"> <text:s text:c="10"/></text:span>cmpq<text:span text:style-name="T2"> <text:s text:c="2"/></text:span>$0x0,-0x20(%rbp)</text:p>
      <text:p text:style-name="P4">0x556795a27195<text:span text:style-name="T2"> <text:s/></text:span>&lt;+<text:span text:style-name="T2"> <text:s text:c="2"/></text:span>44&gt;<text:span text:style-name="T2"> <text:s text:c="7"/></text:span>78<text:span text:style-name="T2"> </text:span>07<text:span text:style-name="T2"> <text:s text:c="19"/></text:span>js<text:span text:style-name="T2"> <text:s text:c="4"/></text:span>0x556795a2719e<text:span text:style-name="T2"> </text:span>&lt;main()+53&gt;</text:p>
      <text:p text:style-name="P4">0x556795a27197<text:span text:style-name="T2"> <text:s/></text:span>&lt;+<text:span text:style-name="T2"> <text:s text:c="2"/></text:span>46&gt;<text:span text:style-name="T2"> <text:s text:c="7"/></text:span>b8<text:span text:style-name="T2"> </text:span>0d<text:span text:style-name="T2"> </text:span>00<text:span text:style-name="T2"> </text:span>00<text:span text:style-name="T2"> </text:span>00<text:span text:style-name="T2"> <text:s text:c="10"/></text:span>mov<text:span text:style-name="T2"> <text:s text:c="3"/></text:span>$0xd,%eax</text:p>
      <text:p text:style-name="P4">0x556795a2719c<text:span text:style-name="T2"> <text:s/></text:span>&lt;+<text:span text:style-name="T2"> <text:s text:c="2"/></text:span>51&gt;<text:span text:style-name="T2"> <text:s text:c="7"/></text:span>eb<text:span text:style-name="T2"> </text:span>05<text:span text:style-name="T2"> <text:s text:c="19"/></text:span>jmp<text:span text:style-name="T2"> <text:s text:c="3"/></text:span>0x556795a271a3<text:span text:style-name="T2"> </text:span>&lt;main()+58&gt;</text:p>
      <text:p text:style-name="P4">0x556795a2719e<text:span text:style-name="T2"> <text:s/></text:span>&lt;+<text:span text:style-name="T2"> <text:s text:c="2"/></text:span>53&gt;<text:span text:style-name="T2"> <text:s text:c="7"/></text:span>b8<text:span text:style-name="T2"> </text:span>07<text:span text:style-name="T2"> </text:span>00<text:span text:style-name="T2"> </text:span>00<text:span text:style-name="T2"> </text:span>00<text:span text:style-name="T2"> <text:s text:c="10"/></text:span>mov<text:span text:style-name="T2"> <text:s text:c="3"/></text:span>$0x7,%eax</text:p>
      <text:p text:style-name="P4">0x556795a271a3<text:span text:style-name="T2"> <text:s/></text:span>&lt;+<text:span text:style-name="T2"> <text:s text:c="2"/></text:span>58&gt;<text:span text:style-name="T2"> <text:s text:c="7"/></text:span>48<text:span text:style-name="T2"> </text:span>89<text:span text:style-name="T2"> </text:span>45<text:span text:style-name="T2"> </text:span>f8<text:span text:style-name="T2"> <text:s text:c="13"/></text:span>mov<text:span text:style-name="T2"> <text:s text:c="3"/></text:span>%rax,-0x8(%rbp)</text:p>
      <text:p text:style-name="P9"><text:span text:style-name="T12"/></text:p>
      <text:p text:style-name="P12">Problem4 </text:p>
      <text:p text:style-name="P12"><text:span text:style-name="T2"><text:s text:c="8"/></text:span></text:p>
      <text:p text:style-name="P12"><text:span text:style-name="T2">#</text:span><text:span text:style-name="T1">include</text:span><text:span text:style-name="T2"> &lt;</text:span><text:span text:style-name="T4">iostream</text:span><text:span text:style-name="T2">&gt;</text:span></text:p>
      <text:p text:style-name="P3"><text:span text:style-name="T5">using</text:span><text:span text:style-name="T2"> </text:span><text:span text:style-name="T5">namespace</text:span><text:span text:style-name="T2"> </text:span><text:span text:style-name="T6">std</text:span>;</text:p>
      <text:p text:style-name="P4"><text:span text:style-name="T5">int</text:span><text:span text:style-name="T2"> </text:span><text:span text:style-name="T8">f</text:span>(<text:span text:style-name="T5">int</text:span><text:span text:style-name="T2"> </text:span><text:span text:style-name="T9">x</text:span>)</text:p>
      <text:p text:style-name="P4">{</text:p>
      <text:p text:style-name="P4"><text:span text:style-name="T2"><text:s text:c="4"/></text:span><text:span text:style-name="T5">int</text:span><text:span text:style-name="T2"> </text:span><text:span text:style-name="T9">y</text:span><text:span text:style-name="T2"> </text:span>=<text:span text:style-name="T2"> </text:span><text:span text:style-name="T1">2</text:span><text:span text:style-name="T2"> </text:span>*<text:span text:style-name="T2"> </text:span><text:span text:style-name="T9">x</text:span>;</text:p>
      <text:p text:style-name="P4"><text:span text:style-name="T2"><text:s text:c="4"/></text:span><text:span text:style-name="T5">return</text:span><text:span text:style-name="T2"> </text:span><text:span text:style-name="T9">y</text:span>;</text:p>
      <text:p text:style-name="P3">}</text:p>
      <text:p text:style-name="P4"><text:span text:style-name="T5">int</text:span><text:span text:style-name="T2"> </text:span><text:span text:style-name="T8">main</text:span>()</text:p>
      <text:p text:style-name="P4">{</text:p>
      <text:p text:style-name="P4"><text:span text:style-name="T2"><text:s text:c="4"/></text:span><text:span text:style-name="T5">int</text:span><text:span text:style-name="T2"> </text:span><text:span text:style-name="T9">x</text:span><text:span text:style-name="T2"> </text:span>=<text:span text:style-name="T2"> </text:span><text:span text:style-name="T1">4</text:span>;</text:p>
      <text:p text:style-name="P3"><text:span text:style-name="T2"><text:s text:c="4"/></text:span><text:span text:style-name="T5">int</text:span><text:span text:style-name="T2"> </text:span><text:span text:style-name="T9">y</text:span><text:span text:style-name="T2"> </text:span>=<text:span text:style-name="T2"> </text:span><text:span text:style-name="T7">f</text:span>(<text:span text:style-name="T9">x</text:span>);</text:p>
      <text:p text:style-name="P4"><text:span text:style-name="T2"><text:s text:c="4"/></text:span><text:span text:style-name="T5">return</text:span><text:span text:style-name="T2"> </text:span><text:span text:style-name="T1">0</text:span>;</text:p>
      <text:p text:style-name="P4">}</text:p>
      <text:p text:style-name="P12"><text:span text:style-name="T2"/></text:p>
      <text:p text:style-name="P12">13<text:span text:style-name="T2"> </text:span>[1]<text:span text:style-name="T2"> <text:s text:c="5"/></text:span>int<text:span text:style-name="T2"> </text:span>x<text:span text:style-name="T2"> </text:span>=<text:span text:style-name="T2"> </text:span>4;</text:p>
      <text:p text:style-name="P4">0x55667abd818d<text:span text:style-name="T2"> <text:s/></text:span>&lt;+<text:span text:style-name="T2"> <text:s text:c="2"/></text:span>12&gt;<text:span text:style-name="T2"> <text:s text:c="7"/></text:span>c7<text:span text:style-name="T2"> </text:span>45<text:span text:style-name="T2"> </text:span>f8<text:span text:style-name="T2"> </text:span>04<text:span text:style-name="T2"> </text:span>00<text:span text:style-name="T2"> </text:span>00<text:span text:style-name="T2"> </text:span>00<text:span text:style-name="T2"> <text:s/></text:span>movl<text:span text:style-name="T2"> <text:s text:c="2"/></text:span>$0x4,-0x8(%rbp)</text:p>
      <text:p text:style-name="P4"><text:span text:style-name="T2"><text:s text:c="8"/></text:span>14<text:span text:style-name="T2"> </text:span>[1]<text:span text:style-name="T2"> <text:s text:c="5"/></text:span>int<text:span text:style-name="T2"> </text:span>y<text:span text:style-name="T2"> </text:span>=<text:span text:style-name="T2"> </text:span>f(x);</text:p>
      <text:p text:style-name="P4">0x55667abd8194<text:span text:style-name="T2"> <text:s/></text:span>&lt;+<text:span text:style-name="T2"> <text:s text:c="2"/></text:span>19&gt;<text:span text:style-name="T2"> <text:s text:c="7"/></text:span>8b<text:span text:style-name="T2"> </text:span>45<text:span text:style-name="T2"> </text:span>f8<text:span text:style-name="T2"> <text:s text:c="13"/></text:span>mov<text:span text:style-name="T2"> <text:s text:c="3"/></text:span>-0x8(%rbp),%eax</text:p>
      <text:p text:style-name="P4">0x55667abd8197<text:span text:style-name="T2"> <text:s/></text:span>&lt;+<text:span text:style-name="T2"> <text:s text:c="2"/></text:span>22&gt;<text:span text:style-name="T2"> <text:s text:c="7"/></text:span>89<text:span text:style-name="T2"> </text:span>c7<text:span text:style-name="T2"> <text:s text:c="16"/></text:span>mov<text:span text:style-name="T2"> <text:s text:c="3"/></text:span>%eax,%edi</text:p>
      <text:p text:style-name="P4">0x55667abd8199<text:span text:style-name="T2"> <text:s/></text:span>&lt;+<text:span text:style-name="T2"> <text:s text:c="2"/></text:span>24&gt;<text:span text:style-name="T2"> <text:s text:c="7"/></text:span>e8<text:span text:style-name="T2"> </text:span>cb<text:span text:style-name="T2"> </text:span>ff<text:span text:style-name="T2"> </text:span>ff<text:span text:style-name="T2"> </text:span>ff<text:span text:style-name="T2"> <text:s text:c="7"/></text:span>callq<text:span text:style-name="T2"> <text:s/></text:span>0x55667abd8169<text:span text:style-name="T2"> </text:span>&lt;f(int)&gt;</text:p>
      <text:p text:style-name="P4">0x55667abd819e<text:span text:style-name="T2"> <text:s/></text:span>&lt;+<text:span text:style-name="T2"> <text:s text:c="2"/></text:span>29&gt;<text:span text:style-name="T2"> <text:s text:c="7"/></text:span>89<text:span text:style-name="T2"> </text:span>45<text:span text:style-name="T2"> </text:span>fc<text:span text:style-name="T2"> <text:s text:c="13"/></text:span>mov<text:span text:style-name="T2"> <text:s text:c="3"/></text:span>%eax,-0x4(%rbp)</text:p>
      <text:p text:style-name="P12"/>
      <text:p text:style-name="P12">Problem 5</text:p>
      <text:p text:style-name="P12">#<text:span text:style-name="T1">include</text:span><text:span text:style-name="T2"> </text:span>&lt;<text:span text:style-name="T4">iostream</text:span>&gt;</text:p>
      <text:p text:style-name="P3"><text:soft-page-break/><text:span text:style-name="T5">using</text:span><text:span text:style-name="T2"> </text:span><text:span text:style-name="T5">namespace</text:span><text:span text:style-name="T2"> </text:span><text:span text:style-name="T6">std</text:span>;</text:p>
      <text:p text:style-name="P4"><text:span text:style-name="T5">float</text:span><text:span text:style-name="T2"> </text:span><text:span text:style-name="T8">f</text:span>(<text:span text:style-name="T5">float</text:span><text:span text:style-name="T2"> </text:span><text:span text:style-name="T9">x</text:span>)</text:p>
      <text:p text:style-name="P4">{</text:p>
      <text:p text:style-name="P4"><text:span text:style-name="T2"><text:s text:c="4"/></text:span><text:span text:style-name="T5">float</text:span><text:span text:style-name="T2"> </text:span><text:span text:style-name="T9">y</text:span><text:span text:style-name="T2"> </text:span>=<text:span text:style-name="T2"> </text:span><text:span text:style-name="T1">2</text:span><text:span text:style-name="T2"> </text:span>*<text:span text:style-name="T2"> </text:span><text:span text:style-name="T9">x</text:span>;</text:p>
      <text:p text:style-name="P4"><text:span text:style-name="T2"><text:s text:c="4"/></text:span><text:span text:style-name="T5">return</text:span><text:span text:style-name="T2"> </text:span><text:span text:style-name="T9">y</text:span>;</text:p>
      <text:p text:style-name="P3">}</text:p>
      <text:p text:style-name="P4"><text:span text:style-name="T5">int</text:span><text:span text:style-name="T2"> </text:span><text:span text:style-name="T8">main</text:span>()</text:p>
      <text:p text:style-name="P4">{</text:p>
      <text:p text:style-name="P4"><text:span text:style-name="T2"><text:s text:c="4"/></text:span><text:span text:style-name="T5">float</text:span><text:span text:style-name="T2"> </text:span><text:span text:style-name="T9">x</text:span><text:span text:style-name="T2"> </text:span>=<text:span text:style-name="T2"> </text:span><text:span text:style-name="T1">4</text:span>;</text:p>
      <text:p text:style-name="P3"><text:span text:style-name="T2"><text:s text:c="4"/></text:span><text:span text:style-name="T5">float</text:span><text:span text:style-name="T2"> </text:span><text:span text:style-name="T9">y</text:span><text:span text:style-name="T2"> </text:span>=<text:span text:style-name="T2"> </text:span><text:span text:style-name="T7">f</text:span>(<text:span text:style-name="T9">x</text:span>);</text:p>
      <text:p text:style-name="P4"><text:span text:style-name="T2"><text:s text:c="4"/></text:span><text:span text:style-name="T5">return</text:span><text:span text:style-name="T2"> </text:span><text:span text:style-name="T1">0</text:span>;</text:p>
      <text:p text:style-name="P3">}</text:p>
      <text:p text:style-name="P12"><text:span text:style-name="T2"><text:s text:c="7"/></text:span>13<text:span text:style-name="T2"> </text:span>[1]<text:span text:style-name="T2"> <text:s text:c="6"/></text:span>float<text:span text:style-name="T2"> </text:span>x<text:span text:style-name="T2"> </text:span>=<text:span text:style-name="T2"> </text:span>4;</text:p>
      <text:p text:style-name="P4">0x5562cdc20197<text:span text:style-name="T2"> <text:s/></text:span>&lt;+<text:span text:style-name="T2"> <text:s text:c="2"/></text:span>12&gt;<text:span text:style-name="T2"> <text:s text:c="7"/></text:span>f3<text:span text:style-name="T2"> </text:span>0f<text:span text:style-name="T2"> </text:span>10<text:span text:style-name="T2"> </text:span>05<text:span text:style-name="T2"> </text:span>69<text:span text:style-name="T2"> </text:span>0e<text:span text:style-name="T2"> </text:span>00<text:span text:style-name="T2"> </text:span>00<text:span text:style-name="T2"> <text:s/></text:span>movss<text:span text:style-name="T2"> <text:s/></text:span>0xe69(%rip),%xmm0<text:span text:style-name="T2"> <text:s text:c="7"/></text:span>#<text:span text:style-name="T2"> </text:span>0x5562cdc21008</text:p>
      <text:p text:style-name="P4">0x5562cdc2019f<text:span text:style-name="T2"> <text:s/></text:span>&lt;+<text:span text:style-name="T2"> <text:s text:c="2"/></text:span>20&gt;<text:span text:style-name="T2"> <text:s text:c="7"/></text:span>f3<text:span text:style-name="T2"> </text:span>0f<text:span text:style-name="T2"> </text:span>11<text:span text:style-name="T2"> </text:span>45<text:span text:style-name="T2"> </text:span>f8<text:span text:style-name="T2"> <text:s text:c="10"/></text:span>movss<text:span text:style-name="T2"> <text:s/></text:span>%xmm0,-0x8(%rbp)</text:p>
      <text:p text:style-name="P4"><text:span text:style-name="T2"><text:s text:c="8"/></text:span>14<text:span text:style-name="T2"> </text:span>[1]<text:span text:style-name="T2"> <text:s text:c="5"/></text:span>float<text:span text:style-name="T2"> </text:span>y<text:span text:style-name="T2"> </text:span>=<text:span text:style-name="T2"> </text:span>f(x);</text:p>
      <text:p text:style-name="P4">0x5562cdc201a4<text:span text:style-name="T2"> <text:s/></text:span>&lt;+<text:span text:style-name="T2"> <text:s text:c="2"/></text:span>25&gt;<text:span text:style-name="T2"> <text:s text:c="7"/></text:span>8b<text:span text:style-name="T2"> </text:span>45<text:span text:style-name="T2"> </text:span>f8<text:span text:style-name="T2"> <text:s text:c="16"/></text:span>mov<text:span text:style-name="T2"> <text:s text:c="3"/></text:span>-0x8(%rbp),%eax</text:p>
      <text:p text:style-name="P4">0x5562cdc201a7<text:span text:style-name="T2"> <text:s/></text:span>&lt;+<text:span text:style-name="T2"> <text:s text:c="2"/></text:span>28&gt;<text:span text:style-name="T2"> <text:s text:c="7"/></text:span>66<text:span text:style-name="T2"> </text:span>0f<text:span text:style-name="T2"> </text:span>6e<text:span text:style-name="T2"> </text:span>c0<text:span text:style-name="T2"> <text:s text:c="13"/></text:span>movd<text:span text:style-name="T2"> <text:s text:c="2"/></text:span>%eax,%xmm0</text:p>
      <text:p text:style-name="P4">0x5562cdc201ab<text:span text:style-name="T2"> <text:s/></text:span>&lt;+<text:span text:style-name="T2"> <text:s text:c="2"/></text:span>32&gt;<text:span text:style-name="T2"> <text:s text:c="7"/></text:span>e8<text:span text:style-name="T2"> </text:span>b9<text:span text:style-name="T2"> </text:span>ff<text:span text:style-name="T2"> </text:span>ff<text:span text:style-name="T2"> </text:span>ff<text:span text:style-name="T2"> <text:s text:c="10"/></text:span>callq<text:span text:style-name="T2"> <text:s/></text:span>0x5562cdc20169<text:span text:style-name="T2"> </text:span>&lt;f(float)&gt;</text:p>
      <text:p text:style-name="P4">0x5562cdc201b0<text:span text:style-name="T2"> <text:s/></text:span>&lt;+<text:span text:style-name="T2"> <text:s text:c="2"/></text:span>37&gt;<text:span text:style-name="T2"> <text:s text:c="7"/></text:span>66<text:span text:style-name="T2"> </text:span>0f<text:span text:style-name="T2"> </text:span>7e<text:span text:style-name="T2"> </text:span>c0<text:span text:style-name="T2"> <text:s text:c="13"/></text:span>movd<text:span text:style-name="T2"> <text:s text:c="2"/></text:span>%xmm0,%eax</text:p>
      <text:p text:style-name="P4">0x5562cdc201b4<text:span text:style-name="T2"> <text:s/></text:span>&lt;+<text:span text:style-name="T2"> <text:s text:c="2"/></text:span>41&gt;<text:span text:style-name="T2"> <text:s text:c="7"/></text:span>89<text:span text:style-name="T2"> </text:span>45<text:span text:style-name="T2"> </text:span>fc<text:span text:style-name="T2"> <text:s text:c="16"/></text:span>mov<text:span text:style-name="T2"> <text:s text:c="3"/></text:span>%eax,-0x4(%rbp)</text:p>
      <text:p text:style-name="P12"/>
      <text:p text:style-name="P12">Problem 5</text:p>
      <text:p text:style-name="P12">#<text:span text:style-name="T1">include</text:span><text:span text:style-name="T2"> </text:span>&lt;<text:span text:style-name="T4">iostream</text:span>&gt;</text:p>
      <text:p text:style-name="P3"><text:span text:style-name="T5">using</text:span><text:span text:style-name="T2"> </text:span><text:span text:style-name="T5">namespace</text:span><text:span text:style-name="T2"> </text:span><text:span text:style-name="T6">std</text:span>;</text:p>
      <text:p text:style-name="P4"><text:span text:style-name="T5">float</text:span><text:span text:style-name="T2"> </text:span><text:span text:style-name="T8">f</text:span>(<text:span text:style-name="T5">float</text:span><text:span text:style-name="T2"> </text:span><text:span text:style-name="T9">x</text:span>)</text:p>
      <text:p text:style-name="P4">{</text:p>
      <text:p text:style-name="P4"><text:span text:style-name="T2"><text:s text:c="4"/></text:span><text:span text:style-name="T5">static</text:span><text:span text:style-name="T2"> </text:span><text:span text:style-name="T5">int</text:span><text:span text:style-name="T2"> </text:span><text:span text:style-name="T9">t</text:span><text:span text:style-name="T2"> </text:span>=<text:span text:style-name="T2"> </text:span><text:span text:style-name="T1">2</text:span>;</text:p>
      <text:p text:style-name="P4"><text:span text:style-name="T2"><text:s text:c="4"/></text:span><text:span text:style-name="T5">float</text:span><text:span text:style-name="T2"> </text:span><text:span text:style-name="T9">y</text:span><text:span text:style-name="T2"> </text:span>=<text:span text:style-name="T2"> </text:span><text:span text:style-name="T9">t</text:span><text:span text:style-name="T2"> </text:span>*<text:span text:style-name="T2"> </text:span><text:span text:style-name="T9">x</text:span>;</text:p>
      <text:p text:style-name="P4"><text:span text:style-name="T2"><text:s text:c="4"/></text:span><text:span text:style-name="T5">return</text:span><text:span text:style-name="T2"> </text:span><text:span text:style-name="T9">y</text:span>;</text:p>
      <text:p text:style-name="P3">}</text:p>
      <text:p text:style-name="P4"><text:span text:style-name="T5">int</text:span><text:span text:style-name="T2"> </text:span><text:span text:style-name="T8">main</text:span>()</text:p>
      <text:p text:style-name="P4">{</text:p>
      <text:p text:style-name="P4"><text:span text:style-name="T2"><text:s text:c="4"/></text:span><text:span text:style-name="T5">float</text:span><text:span text:style-name="T2"> </text:span><text:span text:style-name="T9">x</text:span><text:span text:style-name="T2"> </text:span>=<text:span text:style-name="T2"> </text:span><text:span text:style-name="T1">4</text:span>;</text:p>
      <text:p text:style-name="P3"><text:span text:style-name="T2"><text:s text:c="4"/></text:span><text:span text:style-name="T5">float</text:span><text:span text:style-name="T2"> </text:span><text:span text:style-name="T9">y</text:span><text:span text:style-name="T2"> </text:span>=<text:span text:style-name="T2"> </text:span><text:span text:style-name="T7">f</text:span>(<text:span text:style-name="T9">x</text:span>);</text:p>
      <text:p text:style-name="P4"><text:span text:style-name="T2"><text:s text:c="4"/></text:span><text:span text:style-name="T5">return</text:span><text:span text:style-name="T2"> </text:span><text:span text:style-name="T1">0</text:span>;</text:p>
      <text:p text:style-name="P4">}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9:15:38.097776024</meta:creation-date>
    <dc:date>2020-10-27T13:41:31.427215762</dc:date>
    <meta:editing-duration>PT2H26M36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5" meta:paragraph-count="241" meta:word-count="1664" meta:character-count="11499" meta:non-whitespace-character-count="6769"/>
  </office:meta>
</office:document-meta>
</file>